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7.273cm"/>
        </style:tab-stops>
      </style:paragraph-properties>
    </style:style>
    <style:style style:name="P5" style:family="paragraph" style:parent-style-name="Normal">
      <style:paragraph-properties fo:break-before="page">
        <style:tab-stops>
          <style:tab-stop style:position="6.466cm"/>
        </style:tab-stops>
      </style:paragraph-properties>
    </style:style>
    <style:style style:name="P6" style:family="paragraph" style:parent-style-name="Heading_20_1" style:master-page-name="MP0">
      <style:paragraph-properties style:page-number="auto"/>
    </style:style>
    <style:style style:name="P7" style:family="paragraph" style:parent-style-name="Heading_20_2">
      <style:text-properties fo:language="fr" fo:country="FR" officeooo:rsid="001c8ed6" officeooo:paragraph-rsid="001c8ed6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Normal">
      <style:paragraph-properties fo:margin-left="0cm" fo:margin-right="0cm" fo:text-indent="0.635cm" style:auto-text-indent="false"/>
      <style:text-properties officeooo:paragraph-rsid="001c8ed6"/>
    </style:style>
    <style:style style:name="P10" style:family="paragraph" style:parent-style-name="Normal">
      <style:paragraph-properties fo:break-before="page"/>
      <style:text-properties officeooo:paragraph-rsid="001c8ed6"/>
    </style:style>
    <style:style style:name="P11" style:family="paragraph" style:parent-style-name="Normal">
      <style:text-properties officeooo:paragraph-rsid="001c8ed6"/>
    </style:style>
    <style:style style:name="P12" style:family="paragraph" style:parent-style-name="Normal">
      <style:paragraph-properties fo:break-before="page"/>
    </style:style>
    <style:style style:name="P13" style:family="paragraph" style:parent-style-name="Normal">
      <style:paragraph-properties fo:margin-left="0cm" fo:margin-right="0cm" fo:text-indent="0.635cm" style:auto-text-indent="false"/>
      <style:text-properties officeooo:paragraph-rsid="001c95a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l" fo:country="GR" style:language-asian="el" style:country-asian="GR" style:language-complex="el" style:country-complex="GR"/>
    </style:style>
    <style:style style:name="T4" style:family="text">
      <style:text-properties style:language-asian="el" style:country-asian="GR" style:language-complex="el" style:country-complex="GR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1c8ed6"/>
    </style:style>
    <style:style style:name="T7" style:family="text">
      <style:text-properties fo:language="fr" fo:country="FR" officeooo:rsid="001c95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bookmark-start text:name="bookmark0"/>CALENI AD THRASYBVLVM LIBER,<text:line-break/>VTRVM MEDICINAE SIT AN GYMNA-<text:line-break/>STICES HYGIEINE.<text:bookmark-end text:name="bookmark0"/></text:h>
      <text:h text:style-name="Heading_20_2" text:outline-level="2"><text:span text:style-name="Default_20_Paragraph_20_Font">Cap. I. </text:span></text:h>
      <text:p text:style-name="P9">Non alia quidem, o <text:span text:style-name="T5">Thr</text:span><text:span text:style-name="T6">u</text:span><text:span text:style-name="T5">sybule</text:span>, de pro-<text:line-break/>posita a te quaestione ex tempore disserui, alia vero in<text:line-break/>praesentia hisce commentariis traditurus sum ; id enim<text:line-break/>prorsus haud ignoras, me semper eadem de iisdem asse-<text:line-break/>rere, neque quicquam tractandum suscipere, cujus neque<text:line-break/>methodum didicerim, neque in ea me aliquamdiu cxer-<text:line-break/>cuerim. Inventionis igitur initium noli in hac sula nunc</text:p>
      <text:p text:style-name="P3">proposita contemplatione, sied etiam in aliis omnibus<text:line-break/>fuerit, ante cognoscere, quidnam est id, quod quaeritur.<text:line-break/>Hujusmodi vero notitia gemina est: aut enim solam rei<text:line-break/>notionem, aut essentiam quoque percipimus. Sed quo<text:line-break/>hae discrimine separentur, ampliter in libro de demon-<text:line-break/>suasione proditum est, ubi et alias omnes methodos ex-<text:line-break/>plicavimus ; quin et jam lu praesentia ex ipfio usu patescet.</text:p>
      <text:h text:style-name="Heading_20_2" text:outline-level="2">Cap. II. </text:h>
      <text:p text:style-name="P9">Hoc. enim in dubium revocato, utrum<text:line-break/>medicae artis an exercitatricis pars ea facultas fit,<text:line-break/>quae salubris vocata est, teque meam idcirco hac de re<text:line-break/>sententiam essiagitante, quum plerumque ad medicos<text:line-break/>gytnnastasque de hoc ambigentes te accessisse diceres te<text:line-break/>mihi prius respondere dignum censui, . quam cujusque<text:line-break/>istorum nominum, medicinae videlicet, exercitatoriae et<text:line-break/>salubris, notionem habeas, ne forte de aliis rebus tu<text:line-break/>narrationem cupias, ego de aliis tibi fermonem faciam,<text:line-break/>atque itu ad nomen tantum, non ad rem infans, nostra<text:line-break/>dirigatur oratio. Tu quidem ad hoc fubticuisti, me ipsum</text:p>
      <text:p text:style-name="P3">existimans de omnibus omnia dicere debere; . sed non ita<text:line-break/>rei veritus habet, . multa enim, non unum; .proposuisses;<text:line-break/>primum; quid sit medicina, fecundo, quid exercitatoria,<text:line-break/>.tertio posthaec, quid facultas, aut et id ipsum, quod<text:line-break/>potissimum quaeritur, ad utram praedictarum artium ista<text:line-break/>pertineat. .Atqui istud ipsum quartum non ita simpliciter<text:line-break/>debere proponi affirmabam, ad.utram reduci deberet, sed<text:line-break/>ita statim addendo, an propria, an affinis, an pars. esset,<text:line-break/>aut quomodocunque alitur quispiam dicere velit, futurum<text:line-break/>enim pt lude aliquod. inveniendi quaesiti principium.<text:line-break/>Namque, si itu perfecte proponatur, ac per Jovem inter-<text:line-break/>rogetur, numquid medicinae an .gymnasticae affinis sit<text:line-break/>salubris; quum trium quoque illorum nominum significa-<text:line-break/>tum exposncrimus , medicinae videlicet,. gymnasticac et<text:line-break/>salubris;. post haec etiam quartum explicare oportebit,<text:line-break/>affine quid signisicet, et quae sit ejus dignoscendi ratio.<text:line-break/>Sed hoc proprium quidem ipsius propositi est; at, medi-</text:p>
      <text:p text:style-name="P3">cina quid fit, declarare, quid gymnastica, quid salubris,<text:line-break/>rron est ipsius propositi .proprium, haec tamen in consessio<text:line-break/>esse necesse est. Quare, quum unum id, quod et tu pro-.<text:line-break/>posueras, explicare tunc velles, quumque te in respon-<text:line-break/>dcndo. periclitantem haesitantemque viderem virum<text:line-break/>quendam inter philosophos in rationali speculatione ver-<text:line-break/>satos non ignobilem, scrmonibus nostris fortuito ocem-<text:line-break/>rectum, respondere missi voluisti; quod ille quum prompte<text:line-break/>fecisset, et ad omnia probe respondisset, facile (ut nosti)<text:line-break/>proposita quaestio enucleata fuit.</text:p>
      <text:h text:style-name="Heading_20_2" text:outline-level="2">Cap. Ili. </text:h>
      <text:p text:style-name="P9">Atqui et tunc confestim ex <text:span text:style-name="Default_20_Paragraph_20_Font"><text:span text:style-name="T2">s</text:span></text:span>ermonum<text:line-break/>illorum artificio magnam te - voluptatem cepisse praesuras-<text:line-break/>bas, et expectatione celerius quaesitum inventum est,- et<text:line-break/>postea tu me semper magnopere precatus tandem non<text:line-break/>admodum promptum ad hos sermones scribendos rmpu-<text:line-break/>iisti atque coegisti; neque enim unum id propositum tan-<text:line-break/>tummodo exquisite discussum literis commendandum esse<text:line-break/>putabam , reliqua vero omnia perinde examinare. tempus<text:line-break/>non supererat. Quamobrem , quod ipso in me ipso facere</text:p>
      <text:p text:style-name="P3">confuevi, id satis erga vos amicos fore putavi, si viam<text:line-break/>ostenderem, quam quis ingrediens non id suium, fed<text:line-break/>etiam reliqua omnia propositu explicare valeat.</text:p>
      <text:h text:style-name="Heading_20_2" text:outline-level="2">Cap. IU </text:h>
      <text:p text:style-name="P9">Vocatam enim a philosophis rationalem<text:line-break/>contemplationem quicunque satis diligenter exercuerit,<text:line-break/>quodlibet iste quaesitum aeque discutere poterit: at sine<text:line-break/>illa propositorum commentarios evolvere nihil aliud est,<text:line-break/>quam operam atque oleum perdere, quum neque distin-<text:line-break/>Eguere sitiat, quae vere in ipsis, quae falso dictu sunt/<text:line-break/>neque omnia inibi scripta memoria complecti valeat.<text:line-break/>Caeterum quoniam semel propositum, cujus paulo aule<text:line-break/>mentionem fecit oratio, declarare aggressus <text:span text:style-name="Default_20_Paragraph_20_Font"><text:span text:style-name="T2">t</text:span></text:span>um, jam<text:line-break/>incipiendi tempus advenit</text:p>
      <text:h text:style-name="P7" text:outline-level="2">cap. V. </text:h>
      <text:p text:style-name="P9">Si quis a quopiam interrogatus, quid sit<text:line-break/>medicina, artem eam esse aegrorum curatricem sano-<text:line-break/>rumque conservatricem respondeat, nonne per Jovem iste,<text:line-break/>quod controversum est, tanquam manisestum accepisse<text:line-break/>videatur, medicinae partem salubrem esse pronuncians?</text:p>
      <text:p text:style-name="P3">Quemadmodum rursus, si quis medicinam aegrotantium<text:line-break/>tantum curam habere consumet, alio modo et iste id,<text:line-break/>quod in quaestione versatur, pro concesso accipiet, a<text:line-break/>medicina salubrem partem detrahens. Ita et exercitato-<text:line-break/>riam si quispiam sanitatis servatricem statuat, quaesitum<text:line-break/>pro comperto habuerit; quemadmodum et qui boni ha-<text:line-break/>bitas eam opificem tradat, diverso modo et ille quaesitum<text:line-break/>pro certo asseverabit. Sive enim quis artis definitionem,<text:line-break/>sive descriptionem reddere tentat, quod dubium est, neque<text:line-break/>consulare, neque asserere sine demonstratione ausit, seu<text:line-break/>alicunde ex concessis incipiens demonstrare conetur. Num-<text:line-break/>quid igitur ita medicinam definire melius fuerat, eam<text:line-break/>videlicet esse, cujus finis est sanitas, gymnasticam vero,<text:line-break/>cujus finis est bonus habitus, atque hujusmodi descriptio-<text:line-break/>nes principia investigationis statuere? At sic etiam gym-<text:line-break/>nasticae salubrem, tanquam nihil sit dubium, detrahemus,<text:line-break/>in medicina vero adhuc obscurum et quaesitum accipio-<text:line-break/>mus. Nam si sanitas artis hujus finis est, forsitan poterit</text:p>
      <text:p text:style-name="P3">ad distinctionem fermo assumere, non prae<text:span text:style-name="Default_20_Paragraph_20_Font"><text:span text:style-name="T2">t</text:span></text:span>entis custo-<text:line-break/>diam, sied creationem adeptionemque absentis ejus finem<text:line-break/>esse constituens; hinc enim inductionibus utenti in utram-<text:line-break/>que. partem. argumentandi simultas suggeritur. Nam si,<text:line-break/>ejusdem artis officium esse, quod p<text:span text:style-name="Default_20_Paragraph_20_Font"><text:span text:style-name="T2">r</text:span></text:span>ius non erat, essicere,<text:line-break/>incolumeque , quod factum sit, conservare, ostendere vo-<text:line-break/>lucrinum, aedificatoriam, navalem, fabrilem atque fer-<text:line-break/>variam memoria <text:span text:style-name="Default_20_Paragraph_20_Font"><text:span text:style-name="T2">r</text:span></text:span>epetemus. Quod si ad aliam opus fa-<text:line-break/>cere, ad aliam id integrum serva<text:span text:style-name="Default_20_Paragraph_20_Font"><text:span text:style-name="T2">r</text:span></text:span>e pertinere declare-<text:line-break/>mus , textorium sntoriamque in exempla adducemus , et<text:line-break/>ad has coriorum dissectoriam cerdonrcamque feu vetera-<text:line-break/>mentarium (sic enim eam vocant, quae <text:span text:style-name="Default_20_Paragraph_20_Font"><text:span text:style-name="T2">t</text:span></text:span>racta calcea-<text:line-break/>mensa restituit) adjiciemus. Siquidem alterius esse vide-<text:line-break/>tur artificis vestem facere , alterius eandem dilace<text:span text:style-name="Default_20_Paragraph_20_Font"><text:span text:style-name="T2">r</text:span></text:span>atum<text:line-break/>integram; quemadmodum et calceum facere ad coriorum<text:line-break/>tlissectorem spectat, fractum autem emendare ad cerdo-<text:line-break/>nem veteramcntariunrve. Verum in libris meis de de-<text:line-break/>monstratione probatum est, ad demonstrationes scientiam<text:line-break/>gignentes inductiones adhiberi non oportere. Quare qui-</text:p>
      <text:p text:style-name="P10">cunque in illis verfatus fuerit, hujusmodi viam afperua-<text:line-break/>bitur, et alteram meliorem vestigabit; qui vero lu illis<text:line-break/>fele non exercuerit, alterutram, quam voluerit, partem<text:line-break/>tuendam suscipiens totum diem altercandi materiam habebit</text:p>
      <text:h text:style-name="Heading_20_2" text:outline-level="2"><text:line-break/>Cap. VI.</text:h>
      <text:p text:style-name="P11"><text:s/>Medicae namque arti sanitatis creationem,<text:line-break/>non servationem custodiamque, gymnasticae vero bonum<text:line-break/>habitum finem esse statuentibus, alia turium difficultas<text:line-break/>non exigua ultra praedictas luxurietur. C<text:span text:style-name="Default_20_Paragraph_20_Font"><text:span text:style-name="T2">o</text:span></text:span>getur enim,<text:line-break/>puto, aliquis, quemadmodum sanitatis, ita et boni habitus<text:line-break/>artem unam servatricem, alteram opificem constituere.<text:line-break/>Id si fuerit, duas alias artes necessario disquiremus,<text:line-break/>unam a medicina diversum, sanitatis conservatricem, al-<text:line-break/>teram a gymnastica, boni habitus cestodem. Quumque<text:line-break/>duplex sit bonus habitus, ut alibi ostensum est, utrius<text:line-break/>ipsorum gymnastica effectrix erit, distinguere admodum<text:line-break/>difficile suerit, numquid naturalis, an athletici boni ha-<text:line-break/>bitus. Nonne jam constat, et duas alias nobis artes qnae-<text:line-break/>rendas esse? Atque ita omnes sex numero fuerint, tre.s</text:p>
      <text:p text:style-name="P3">finium effectrices, tresque servatrices; tribus enim finibus<text:line-break/>positis, sanitate, bono habitu naturali, bono habitu athle-<text:line-break/>tico, ad tantum numerum artes ascendere necesse esu<text:line-break/>Verumenimvero, quum diversis artibus opus sit, eo quod<text:line-break/>boni habitus inter se et a sanitate differant, ita et<text:line-break/>gemina sanitas quum sit, una secundum habitum, altera<text:line-break/>secundum affectionem appellata, geminas et artes esse<text:line-break/>necesse fuerit; neque enim plus sanitatem fecundum<text:line-break/>habitum, minus sanitatem secundum affectionem bonus<text:line-break/>habitus excellit.</text:p>
      <text:h text:style-name="Heading_20_2" text:outline-level="2">Cap. VII. </text:h>
      <text:p text:style-name="P9">Hujusce autem rei notitiam evidentem<text:line-break/>habueris istorum singulorum dilige<text:span text:style-name="Default_20_Paragraph_20_Font"><text:span text:style-name="T2">n</text:span></text:span>ter naturam contempla-<text:line-break/>tus; contemplaberis autem ad hunc sane modum. Aegrotam<text:line-break/>tium aliquis eorum, quos saepius videris, tibi lu mentem<text:line-break/>veniat, qui graviter morbo laboraverit, proxime vero conva-<text:line-break/>Iuerit; iste emaciatus coufumptusque esto, et ad motiones im-<text:line-break/>becillus,utaliisipsum adiuvantibus egeat; iste medelam plane<text:line-break/>amplius morbo jam solutus non requirit. sed resectione<text:line-break/>ipsi virihusque opus est, ut robustus pariter ad eas quae</text:p>
      <text:p text:style-name="P3">fecundum naturam funt actiones obeundas evadat, et<text:line-break/>externas iniurias illaesus sustineat Nihil enim dubii est,<text:line-break/>quin ita assectus, ut modo afficitur, nunc primum aegri-<text:line-break/>tudine liberatus, aestum, frigus, vigilias, cruditatem<text:line-break/>aliud ve quicquam fe<text:span text:style-name="Default_20_Paragraph_20_Font"><text:span text:style-name="T2">r</text:span></text:span>re non valeat, sed quantumvis leri<text:line-break/>noxa pulsatus, utpote nondum tutum firmumque salubrem<text:line-break/>sutum adeptus, in morbum fit relapsurus. Quum vero<text:line-break/>flebilior atque in habitu fuerit, nondum tamen in bonum<text:line-break/>habitum evasit, (hunc enim particulam, bonus, accipiens<text:line-break/>tunc bonus habitus efficietur,) fed jam mendosa affectio<text:line-break/>inutilisque esse desiit; non posse enim fatis pro vitae<text:line-break/>commodis agere ac facile quibusque iniuriis violari<text:line-break/>mendosa inutilisque affectio esu Quod si neque actiones<text:line-break/>impediantur, neque sit iniuriis facile corpus obnoxium,<text:line-break/>(talis vero est fecundum habitum sanitas,) non amplius<text:line-break/>mendosa est atque ad humanas actiones mutilis, sed<text:line-break/>illud laudabile atque perfectum nondum adeptu; adepta<text:line-break/>vero tunc fuerit, quum non solum haud debiliter opera-</text:p>
      <text:p text:style-name="P3">brtur, sed robur praeterea quoddam insigne acceperit.<text:line-break/>Sanitas namque secundum habitum inter sanitatem secun-<text:line-break/>dum affectionem et bonum habitum actionibus media<text:line-break/>est; nam sanitas secundum affectionem debiles actiones<text:line-break/>producit, bonus habitus robustas, sanitas autem in habitu<text:line-break/>nondum quidem robustas, non amplius autem debiles.<text:line-break/>Atque ita mauiscstum est, quum media fit in habitu saui-<text:line-break/>tas, ipsam ad omnes vitae actionesmagis , quam sanitatem<text:line-break/>in affectione, licet summam virtutem non habeat, con-<text:line-break/>ducere,. loli enim bono habitui ea concessa est. Atque<text:line-break/>tu secundum ordinem quendam ista cogita : primum<text:line-break/>actionis noxam, quae lu morbo fit; alterum extra noxam<text:line-break/>quidem postium, ied propter imbecillitatem inutile, quod<text:line-break/>in sanitate secundum affectionem consulit; tertium insue-<text:line-break/>militate liberatum, non tamen adhuc robusium, quod<text:line-break/>sanitas in habitu possidet; post id quartum, ceu quaedam<text:line-break/>actionum virtus , bonus habitus, et summum ipsarumque<text:line-break/>persentio exquisite bonus habitus esu Ars igitur ad<text:line-break/>salubrem habitum hominem perducens altera utique ab</text:p>
      <text:p text:style-name="P3">ea, quae ipsum curarit, fuerit, semel scilicet hoc con-<text:line-break/>cesso, diversorum finium artes esse diver<text:span text:style-name="Default_20_Paragraph_20_Font"><text:span text:style-name="T2">t</text:span></text:span>as, et singulo-<text:line-break/>rum geminam, effectricem unam, alteram conservatri-<text:line-break/>cem. Ex quo palesactum est, finis notione universam<text:line-break/>p<text:span text:style-name="Default_20_Paragraph_20_Font"><text:span text:style-name="T2">r</text:span></text:span>aesentem quaestionem comprehendi: quocirca et quae-<text:line-break/>cunque definitiones a fine constituuntur, non exiguas<text:line-break/>ambiguitates pariunt.</text:p>
      <text:h text:style-name="Heading_20_2" text:outline-level="2">Cap. VIll. </text:h>
      <text:p text:style-name="P9">Itaque melius forsitan fuerit ad ipfam<text:line-break/>artis essentiam transeuntem. illam inquisitionis principium<text:line-break/>facere. Quid igitur est medimna? Salubrium insalu-<text:line-break/>briumque scientiam quis esse responderit. Verum et iste<text:line-break/>nimis audacter salubre ta<text:span text:style-name="Default_20_Paragraph_20_Font"><text:span text:style-name="T2">n</text:span></text:span>quam scilicet medicinae par-<text:line-break/>tum accepisse videbitur; unde contrariae se<text:span text:style-name="Default_20_Paragraph_20_Font"><text:span text:style-name="T2">n</text:span></text:span>tentiae non-<text:line-break/>nullos morbosorum tantummodo scientiam medicinam esse<text:line-break/>dicturos existimo. At isti primum ignorant, contrariorum<text:line-break/>cunnum unam esse scientiam , et quicunque morbosa<text:line-break/>noverit, hunc et salubria non latere necesse est. Istud<text:line-break/>vero ceu eorum captu majus omittatur, et fecundum</text:p>
      <text:p text:style-name="P3">eorum, quae ignorant, explicemus, quod fortasse certe<text:line-break/>consequetur intra medicinae definitionem non necessario<text:line-break/>quaesitum includi; siquidem alicui aequivocationem distin-<text:line-break/>gueuti, postea medicinam corporum sanitate fruentium,<text:line-break/>notarum indicantium, causarum facientium, scientiam esse<text:line-break/>demonstranti, non tamen idcirco ipsam etiam couler-<text:line-break/>vantia tradere- atque complecti ostendere licet, contra<text:line-break/>atque propositum postulet. Quamobrem hujusmodi fophi-<text:line-break/>stica adducentes neque quod quaeritur exacte percipere<text:line-break/>ridentur, neque quodnam salubre signum appellemus,<text:line-break/>quod scilicet aegrotantibus adveniens futuram sanitatem<text:line-break/>portendit, neque causam, quae corpori aegro adhibita fani-<text:line-break/>-tutis est procreatrix, qualia nimirum sunt universa reme-<text:line-break/>dia, neque quod corpus fanitate praeditum salubre voca-<text:line-break/>mus: quorum omnium nulla cum propositu praeterquam<text:line-break/>nominis societate sanctorum medicus fidentiam habet.<text:line-break/>Etenim fanorum custodiae medicusne, au duntaxat gym-<text:line-break/>nasta praesideat, ab initio nobis propositu quaestio fuit;<text:line-break/>quod, quemadmodum paulo ante declaravimus, judicium</text:p>
      <text:p text:style-name="P3">in finis exploratione habere diximus. Sanitas eniiu an<text:line-break/>simpliciter medicinae finis sit ipsam absentem acquirentis,<text:line-break/>an praesentem conservantis, nihil refert, neque si acqui-<text:line-break/>rcre quidem medicinae sit, conservere autem gymnnsti-<text:line-break/>eae; sic et de gymnastica proponi in quaestionem poterit,<text:line-break/>num bonus habitus aut sanitas ejus .finis sit, aut horum<text:line-break/>alterutrius creatio sive custodia.</text:p>
      <text:h text:style-name="Heading_20_2" text:outline-level="2">Cap. IX.</text:h>
      <text:p text:style-name="P9"><text:s/>Periculum enim suerit, ut proxima de-<text:line-break/>monstravit oratio, ne, si unam excedamus, septem circa<text:line-break/>humanum corpus artes constituamus, primatu et mani-<text:line-break/>sestissimam et pene solam controversia carentem, eam<text:line-break/>scilicet, quae morbos expellit; duas alias, unam a strui-<text:line-break/>tale secundum affectionem ad eum, quae est i<text:span text:style-name="Default_20_Paragraph_20_Font"><text:span text:style-name="T2">n</text:span></text:span> habitu,<text:line-break/>ducentem, alteram in ea conservantem; duas item alias<text:line-break/>circa bonum habitum pariter se<text:span text:style-name="Default_20_Paragraph_20_Font"><text:span text:style-name="T2">t</text:span></text:span>e habentes, effectricem<text:line-break/>unam, alteram, quae conservat; praeter has etiam duas<text:line-break/>circa bonum habitum athleticum versantes; simpliciter<text:line-break/>enim alterum naturalem bonum habitum appellamus,<text:line-break/>non simpliciter autem cum, qui non naturalis est,. athlo-</text:p>
      <text:p text:style-name="P3">ticum inquam, fed cum admotione femper, quemadmo-<text:line-break/>dum et Hippocrates inquit, nonnunquam sic loquens:<text:line-break/>A<text:span text:style-name="Default_20_Paragraph_20_Font"><text:span text:style-name="T2">ssec</text:span></text:span>l<text:span text:style-name="Default_20_Paragraph_20_Font"><text:span text:style-name="T2">a athletico non naturali habitus salubris meli</text:span></text:span>o<text:span text:style-name="Default_20_Paragraph_20_Font"><text:span text:style-name="T2">r;<text:line-break/></text:span></text:span>interdum vero sic: <text:span text:style-name="Default_20_Paragraph_20_Font"><text:span text:style-name="T2">Jn l</text:span></text:span>i<text:span text:style-name="Default_20_Paragraph_20_Font"><text:span text:style-name="T2">is, qui corpora exercent, habi-<text:line-break/>tus ad summum boni pericul</text:span></text:span>osi, l<text:span text:style-name="Default_20_Paragraph_20_Font"><text:span text:style-name="T2">m athleticis videlicet<text:line-break/>ac g</text:span></text:span>y<text:span text:style-name="Default_20_Paragraph_20_Font"><text:span text:style-name="T2">mnasticis corporibus. </text:span></text:span>At de athleticis gymnasticis-<text:line-break/>que vocatis corporibus nunc te intelligere oportet, non<text:line-break/>de illis, qui quomodolibet exercentur, ut de fodie<text:span text:style-name="Default_20_Paragraph_20_Font"><text:span text:style-name="T2">n</text:span></text:span>ti-<text:line-break/>hus, remos pellentibus, metentibus, aut quippiam aliud<text:line-break/>ex naturalibus homluum ossiciis praestantibus, sed de<text:line-break/>illis, quibus id ipsum studium est, ut contra athleticas<text:line-break/>adversariorum vires exercendo fe<text:span text:style-name="Default_20_Paragraph_20_Font"><text:span text:style-name="T2">t</text:span></text:span>e muniant. Quare<text:line-break/>autem hujuscemodi affectio naturalis non sit, alio loco<text:line-break/>exposuimus. Ex hac igitur oratione, quod optime ad<text:line-break/>praesiens negotium facit, id ipsirm est, quod proxime<text:line-break/>diximus, circa humanum corpus .septem artes suturas,<text:line-break/>unam praetereuntibus , vel per . Jovem et novem ; cur<text:line-break/>enim non convenit duas alias artes statuere, alteram<text:line-break/>quidem exquisite boni habitus effectricem, alterum vero<text:line-break/>.ejus ipsius cusiodem, quodque altera est exquisite bonum</text:p>
      <text:p text:style-name="P3">habitum efficiens, altera conservans? Quod .vero gymna-<text:line-break/>stici boni habitus summitatem fugere vererique oporteat,<text:line-break/>ab Hippocrate clarissime testatum est; sed simpliciter boni<text:line-break/>habitus appellati, qui secundum naturam est, summum<text:line-break/>non solum vitare non convenit, imo totis viribus ad nilum<text:line-break/>niti decet. ltaquc omnes circa corpus nostrum. artes<text:line-break/>novem fuerint; quarum septem quis laudare poterit, reti-<text:line-break/>quas duas potius villulas artes appellaverit, qualis et illa<text:line-break/>est, quae compluria dicitur. Has igitur, si pla<text:span text:style-name="Default_20_Paragraph_20_Font"><text:span text:style-name="T2">c</text:span></text:span>et, dimit-<text:line-break/>teutes iterum feptem reliquas enumeremus, omnium pri-<text:line-break/>mam, quam morbos pellere di<text:span text:style-name="Default_20_Paragraph_20_Font"><text:span text:style-name="T2">c</text:span></text:span>ebamus, alias vero dem-<text:line-break/>ceps, duas circa sanitatem in habitu, duas circa bonum<text:line-break/>habitum, duas circa fumme bonum habitum, Jam sane<text:line-break/>et ex his patet, nisi quis cir<text:span text:style-name="Default_20_Paragraph_20_Font"><text:span text:style-name="T2">c</text:span></text:span>a corpus artem unum ha-.<text:line-break/>bentem finem statuat, eum ad feptem usque artes accedere<text:line-break/>necesse esse, nihilque aliud hunc finem esse, quam sanitatem.</text:p>
      <text:p text:style-name="Normal"/>
      <text:h text:style-name="Heading_20_2" text:outline-level="2">Cap. X. </text:h>
      <text:p text:style-name="P11">Sed melius forsitan fuerit accuratiorem<text:line-break/>sermonem facere, illud in primis, quod nemo ignorat,</text:p>
      <text:p text:style-name="P3">memoria repetentem, improbas artes apparens bonum<text:line-break/>unicuique eorum, quae <text:span text:style-name="Default_20_Paragraph_20_Font"><text:span text:style-name="T2">t</text:span></text:span>uus, artes. autem verum ipsis<text:line-break/>inhaerens bonum comparare, ac deinceps dicentem, quod,<text:line-break/>si vocata compluria adulterinam pulchritudinem conciliat,<text:line-break/>haec utique ars villula adulatrixqne fuerit, altera vero<text:line-break/>quaedam ars circa legitimam veranrque prorsus pulchrius-<text:line-break/>clinem. .versabitur,. quae in vegeto colore, carnis mode-<text:line-break/>rata copia membrorumque congrua proportione confluit,<text:line-break/>quae naturalem bonum habitum consequuntur. Sed de<text:line-break/>gymnastico bono habitu alibi seorsum verba feci; <text:span text:style-name="Default_20_Paragraph_20_Font"><text:span text:style-name="T2">n</text:span></text:span>unc<text:line-break/>autem et fortasse de eodem per capita loqui melius fue-<text:line-break/>rit id fermoni principium statuentenr.</text:p>
      <text:h text:style-name="Heading_20_2" text:outline-level="2">Cap. XI. </text:h>
      <text:p text:style-name="P9">Sive. enim secundum naturam operari<text:line-break/>unicuique membrorum idem quod bene valere efi:, sive<text:line-break/>id necessario naturalem corporis ap,paratum consequitur,<text:line-break/>ipsumqtm bene valere nihil est: aliud, quam secundum<text:line-break/>naturam instructum esse, illorum utrumvis sanitatem con-<text:line-break/>statuens, (nihil enim nostra interest,) sequentem oratio-</text:p>
      <text:p text:style-name="P3">nem ita animum advertens accipito. Numquid naturali<text:line-break/>cujusque membri apparatu, an ejus opera i<text:span text:style-name="Default_20_Paragraph_20_Font"><text:span text:style-name="T2">n</text:span></text:span>stigemus?<text:line-break/>Mihi prosectu ile persuadeo, neminem membrum igna-<text:line-break/>vum ossicioquej proprio carens habere velle, neque igi-<text:line-break/>tur caecutientes oculos, neque nares odorari nequeuntes,<text:line-break/>neque crura torpentia, neque aliud quodpiam membro-<text:line-break/>rum aut nihil penitus, aut depravate agens, habere<text:line-break/>cuplat: nullo enim- eorum omnium,- quibus egemus,<text:line-break/>imperfecto egemus, neque domo, neque calce<text:span text:style-name="Default_20_Paragraph_20_Font"><text:span text:style-name="T2">o</text:span></text:span>, .neque<text:line-break/>scamno, neque veste, fed simul egemus, et perlecto ege-<text:line-break/>mus. Itaque i<text:span text:style-name="Default_20_Paragraph_20_Font"><text:span text:style-name="T2">n</text:span></text:span>firme debiliterque ambulare non peti-<text:line-break/>mus, neque obtuse cernere, vel audire, neque aliud<text:line-break/>quicquam deficiens mancumque expetimus. Quis enim<text:line-break/>coloris bonitatem, carnis molem, aut absolute c<text:span text:style-name="Default_20_Paragraph_20_Font"><text:span text:style-name="T2">o</text:span></text:span>rp<text:span text:style-name="Default_20_Paragraph_20_Font"><text:span text:style-name="T2">o</text:span></text:span>ris<text:line-break/>pulchritudinem rohurve imperfecta desiderat? Quo-<text:line-break/>circa, si actionem non depravatam, sed perlectam requi-<text:line-break/>rimus, neque corporis constitutionem, u qua operamur,<text:line-break/>imperfecte v<text:span text:style-name="Default_20_Paragraph_20_Font"><text:span text:style-name="T2">o</text:span></text:span>tis cxposccmus ; atque ita quum horum<text:line-break/>alterutrum sanitas sit , nullus pr<text:span text:style-name="Default_20_Paragraph_20_Font"><text:span text:style-name="T2">o</text:span></text:span>cul dubio mutilam sani-</text:p>
      <text:p text:style-name="P3">talem, fed quam fieri potest absolutissimam firmissimam-<text:line-break/>que exoptaverit.</text:p>
      <text:h text:style-name="Heading_20_2" text:outline-level="2">Cap. XII.. </text:h>
      <text:p text:style-name="P9">Igitur, si aliud quidpiam bonum habitum<text:line-break/>a perfecta sanitate quis autumet, aliam .sanitati, allatu<text:line-break/>bono habitui artem praefiniat: sin unum atque idem<text:line-break/>utrumque est, unam et utrique artem praesidere necesse<text:line-break/>esu At quomodo unum idemque bonus habitus atque<text:line-break/>absoluta sanitas fuerit? Primum, si apparatum hujusce<text:line-break/>causam eu<text:span text:style-name="Default_20_Paragraph_20_Font"><text:span text:style-name="T2">n</text:span></text:span>dem et boni habitus esse crediderimus, ambo<text:line-break/>idem erunt; secundo ex ipsa essentia id percipiemus.<text:line-break/>Bonus siquidem habitus nihil est aliud, quam bene fe<text:line-break/>habens habitus; habitus autem affectio stabilis est: quare,<text:line-break/>cujus est habitus , ejus est etiam bonus habitus , ambo<text:line-break/>vero ad aliquid sunt. Dicitur itaque aliquis in gramma-<text:line-break/>tica habitum habere, alius in arithmetica, in geometria<text:line-break/>alius, alius lu astronomia, et in re qualibet, quum asse-<text:line-break/>etio bene adhaerens altiusque defixa suerit, habitus notus-<text:line-break/>natur. Nihil autem lu praesentia reserat affectionem<text:line-break/>aut habitudinem appellere. Quamobrem, si et ejus est</text:p>
      <text:p text:style-name="P3">bonus habitus, cujus est habitus, alienius autem habitus<text:line-break/>est, alienius ergo et bonus habitus erit, et ejusdem, cujus<text:line-break/>habitus. At nobis in praesentia non- de geometrico , mu-<text:line-break/>fico, aut grammatico, sed de salubri habitu sermo pro-<text:line-break/>ponitur. Quum - bonum igitur habitum dicemus , non<text:line-break/>grammaticum, musicum, aut geometricum , sed salubrem<text:line-break/>habitum dicemus. Atqui statim id ipsum vulga<text:span text:style-name="Default_20_Paragraph_20_Font"><text:span text:style-name="T2">r</text:span></text:span>es negli-<text:line-break/>guut, et boni habitus sanitatisque nomina idem signisi-<text:line-break/>cere arbitrantur, quum tamen sanitatis nomen assectio-<text:line-break/>nis cujusdanr nomen fit, boni vero habitus nomen<text:line-break/>non affectionem simpliciter, sed quod in ea optimum<text:line-break/>permauensque est manifestat: quandoquidem ejus affectio-<text:line-break/>nis, quam sanitatem dicimus, praestantissimus habitus est<text:line-break/>bonus habitus. Non igitur (idem enim iterum atque iterum<text:line-break/>inculcare necesse est, quum quis multorum i<text:span text:style-name="Default_20_Paragraph_20_Font"><text:span text:style-name="T2">n</text:span></text:span>veteratam igno-<text:line-break/>ratulam stirpitus evellere cupiat I non, inquam, affectionem,<text:line-break/>non constitutio<text:span text:style-name="Default_20_Paragraph_20_Font"><text:span text:style-name="T2">n</text:span></text:span>em, non actionem boni habitus nomen<text:line-break/>significat, quemadmodum neque simpliciter habitus, sed<text:line-break/>habitus quidem solam ipsam permanentiam stabilitatenrque</text:p>
      <text:p text:style-name="P3">affectionis ostendit: bonus vero habitus nihil ei plus<text:line-break/>quam bonitatem adlicit. Igitur ex hoc nomine habitus,<text:line-break/>et ex hac adjectione, bonus, c<text:span text:style-name="Default_20_Paragraph_20_Font"><text:span text:style-name="T2">o</text:span></text:span>mponitur, quam omni-<text:line-break/>-bus, quae laudamus, apponere consuevimus, quaecunque<text:line-break/>probe et secundum propriam stratu virtutem constituta<text:line-break/>litus. . Quid igitur appetimus , aut quid nostro corpori<text:line-break/>-prorsus inesse precamur? numquid salubrem affectionem<text:line-break/>id i p tum solum? [an hoc idem est, ac si quaeras, num<text:line-break/>infirmas aedes ac propediem ruituras expetimus? aut<text:line-break/>.ultra usum, cujus causa structae sunt, ; elegantissime quo-<text:line-break/>que compositas, et quam longissimo tempore duraturas?<text:line-break/>Nemo profecto reperiatur, qui non integre et non longi<text:line-break/>temporis spatio sanitate frui percupiat. Quin etiam nulla<text:line-break/>omnino ars est, quae sibi id, quod deterius est ac lue-<text:line-break/>.vioris temporis, proponat, sed quod in eadem materia<text:line-break/>.est optimum atque longissimo temporis curriculo per-<text:line-break/>mansurutn. Id sane omnibus effectivis artibus proposi-<text:line-break/>tum est; neque etiam finis plane aliud quippiam, quam<text:line-break/>prop<text:span text:style-name="Default_20_Paragraph_20_Font"><text:span text:style-name="T2">o</text:span></text:span>siti conscquutio fuerit. Atque jam .ex dictis aper-</text:p>
      <text:p text:style-name="P3">tum est, artis ci<text:span text:style-name="Default_20_Paragraph_20_Font"><text:span text:style-name="T2">r</text:span></text:span>ca corpus versantis finem esse unum<text:line-break/>.propofitumque unum:- sive. propositum hoc quispiam iute-<text:line-break/>gritatem nominet, . sive bonum habitum, sive sanitatem,<text:line-break/>sive naturalem corporis constitutionem, sive naturalem<text:line-break/>.actionem, aut affectum, aut constitutionem, per quam<text:line-break/>integre atque absolute his naturales functiones obimus,<text:line-break/>nihil in praesentia distinguere opus esu</text:p>
      <text:h text:style-name="Heading_20_2" text:outline-level="2">Cap. XIls </text:h>
      <text:p text:style-name="P9">Siquidem unum mihi ostendendum pro-<text:line-break/>ponitur, omnes videlicet artes propositum finemque. appe-<text:line-break/>tere, finem vero uniuscujusque rei unum. esse,. qui nihil<text:line-break/>aliud sit, quam fecundum illam substantiam bonum. In<text:line-break/>vite igitur non aliud quidem perfectio est, aliud vero<text:line-break/>bonum, neque aliud praeter id quippiam ars vitium<text:line-break/>cultum tradens sibi speculandum proponit. Itidem et ars<text:line-break/>oleas excolere docens olearum naturae persectioues sibi<text:line-break/>.propositum statuit. Verum enim vero una quaedam res<text:line-break/>.est hunranum corpus). et quaedam quoque huiusce omnino<text:line-break/>perfectio est, quam et praesentem custodire, absentem</text:p>
      <text:p text:style-name="P3">revocare alicujus artis officium est. Hujus autem si alte-<text:line-break/>rum quendam in<text:span text:style-name="Default_20_Paragraph_20_Font"><text:span text:style-name="T2">t</text:span></text:span>eriorem finem cousiituam, antedictus<text:line-break/>nos excipiet sermo: erit enim haec boni habitus, illa<text:line-break/>summe bo<text:span text:style-name="Default_20_Paragraph_20_Font"><text:span text:style-name="T2">n</text:span></text:span>i habitus, alia salubris habitus, et quarta in-<text:line-break/>super a<text:span text:style-name="Default_20_Paragraph_20_Font"><text:span text:style-name="T2">r</text:span></text:span>s salubris habitudinis opifex, et praeter has<text:line-break/>athletici boni habitus effectrix quinta. Quod si aliis qui-<text:line-break/>dem artibus fines inducere, aliis autem eos conservare<text:line-break/>permiserimus, non has modo, verum etiam alias totidem<text:line-break/>circa - corpus artes investigabimus cousiituemusque.</text:p>
      <text:h text:style-name="Heading_20_2" text:outline-level="2">Cap.-XIU </text:h>
      <text:p text:style-name="P9">Ex quo efficitur, neque multa corporis<text:line-break/>bona esse ponenda, neque aliam ejusdem opificem, aliam<text:line-break/>vero custodem artem esse statuendam. Ei sane, qui potest<text:line-break/>omnia per capita contemplari, non pluribus opus est; qui<text:line-break/>vero id facere nequeat, vel et omnia ex animo delere,<text:line-break/>quaecunque ex male perceptis sequuntur, opus habeat,<text:line-break/>longiore , puto , adhuc oratione indiget. Illa sane confu-<text:line-break/>tauda sunt, quod non unum fit corporis .bonum, fed<text:line-break/>omnia haec, sanitas, robur et pulchritudo, quodque ars</text:p>
      <text:p text:style-name="P3">una id procreare possit, altera conservare, et quaecun-<text:line-break/>que alia ab his orientia nonnulli perperam decreverunt:<text:line-break/>atque in primis unum esse corporis bonum primarie et<text:line-break/>proprie dictum, ad quod reliqua omnia reserentur,<text:line-break/>explicare melius est: alia vere corporis bona vocata, non-<text:line-break/>nulla ut partes illius dicuntur, alia ut causae, alia ut<text:line-break/>fructus quidam. Quemadmodum enim pulchritudinem<text:line-break/>vividus color, moderata camis moles, membrorum com-<text:line-break/>moderatio et alia quaedam lutegrant, quidni et corporis<text:line-break/>bonum ex sanitate, robore et pulchritudine constetur?<text:line-break/>Item quid prohibet ipsius corporis bonum esse sanitatem,<text:line-break/>sed veluti fructum quendam ejus pulchritudinem <text:span text:style-name="Default_20_Paragraph_20_Font"><text:span text:style-name="T1">et<text:line-break/></text:span></text:span>actionem? Quid obstat praeterea primum <text:span text:style-name="Default_20_Paragraph_20_Font"><text:span text:style-name="T2">c</text:span></text:span>orporis bonum<text:line-break/>actionem esse, ejus vero causam sanitatem? Neque enim<text:line-break/>per alia exquisite senescet corpus, per alia robustum<text:line-break/>aut pulchrum evadet: statim vero id etiam exacte falu-<text:line-break/>bre esu</text:p>
      <text:h text:style-name="P8" text:outline-level="2">Cap. Xv </text:h>
      <text:p text:style-name="P9">Quare et ex hoc u<text:span text:style-name="Default_20_Paragraph_20_Font"><text:span text:style-name="T2">n</text:span></text:span>am circa corpus<text:line-break/>artem esse convincitur: eadem enim facientes simul et<text:line-break/>robusii ad agendum erimus, et vifu pulcluiores, et salit-<text:line-break/>briores, meliorisque habitus efficiemur; quemadmodum<text:line-break/>contra, si qua lu corpus noxa inciderit, et actionum fir-<text:line-break/>mitas labascat, et pulchritudo marcescet; et bonus habi-<text:line-break/>tus tolletur, sanitasque ipfa violabitur: haec enim omnia<text:line-break/>merito simul augentur, sunulque decrescunt. Naturalis<text:line-break/>etenim actio naturali corporis eget apparatu, u quo<text:line-break/>rationem causae erga - ipsam habente producitur. Quo-<text:line-break/>circa illud fieri non potest, ut istorum alterum ausit,<text:line-break/>alterum vero absit: ambo praeterea haec simul augentur<text:line-break/>atque decrescunt: quumque in mestus proficiunt, lue<text:line-break/>bonus habitus, ille robur appellatur; eadem namque<text:line-break/>ratione robus actioni , qua bonus habitus sanitati , com-<text:line-break/>paratur, utrumque enim ab utroque producitur, sicutque<text:line-break/>alicujus bonus habitus est, ita et robur; naturalis nam-</text:p>
      <text:p text:style-name="P3">que sive apparatus, sive actionis, utcunque vocare libet,<text:line-break/>virtus quaedam est bonus habitus, actionis vero naturalis<text:line-break/>virtus robur est, idem autem est virtus, perscctio et cu-<text:line-break/>jusque rei bonum, quod illius primum atque simpliciter<text:line-break/>bonum nominatur. Ambo sane et propter eadem dete-<text:line-break/>riores rnelioresve redduntur , - bonus namque habitus<text:line-break/>salubris, ut ante dictum est, affectio nominatur r Siquis<text:line-break/>rursus maniscste debilis sit, roboris infirmitas imbecilli-<text:line-break/>tasque dicetur: pulchritudo praeterea priora, posteriora<text:line-break/>desormitas necessario comitatur. Haec plane omnia simul<text:line-break/>crescunt, simul minuuntur, et perficiuntur simul omnia,<text:line-break/>sunulque delentur; quodque istorum unum laeserit, quic-<text:line-break/>quid fuerit, sictim et reliqua om<text:span text:style-name="Default_20_Paragraph_20_Font"><text:span text:style-name="T2">n</text:span></text:span>ia laedit; contra quod<text:line-break/>juvat, pariter et omnia juverit. Atqui ex dictis jam<text:line-break/>unam circa haec omnia artem necessario versari elucescit.<text:line-break/>Quod istorum autem princeps limpliciterque corporis bo-<text:line-break/>num sit, nihil in praesentia attinet dicere; sed tamen,<text:line-break/>ite id quoque sermoni desierat, ssubjungam. Corporis</text:p>
      <text:p text:style-name="P3">bonum absolutissimum atque primarium, quo egemus<text:line-break/>potissimum, actionum perfectio est, quod sane trobm<text:line-break/>vimque imperfecte enunciantes nominant, siquidem jeos<text:line-break/>oportebat non robur simpliciter, fed actionum robur,<text:line-break/>neque vim simpliciter, fed actionum vim nuncupare.<text:line-break/>Deinceps vero post fecundum non simpliciter neque per<text:line-break/>fe corporis bonum, sed quoniam primo et per se lrujus-<text:line-break/>modi bono ad sui c<text:span text:style-name="Default_20_Paragraph_20_Font"><text:span text:style-name="T2">r</text:span></text:span>eationem actionum robur indiget,<text:line-break/>sanitatis est bonus habitus, .quem et ipsum iterum imper-<text:line-break/>recte nominantes cavillationibus ansam praebuere; sani-<text:line-break/>tatis enim bonum habitum quum dicere debeant, non<text:line-break/>ita, sed absolute bonum habitum vocant. Hunc necessario<text:line-break/>pulchritudo loquitur, aliud quoddam ab illis et tertium<text:line-break/>corporis bonum. Quare corporis bona aeque ac animae<text:line-break/>neque unius generis sunt neque similiter omnia dicuntur,<text:line-break/>fed unum quidem ut primum atque per se, alterum<text:line-break/>tanquam illius causa, tertium vero ut necessario conse-<text:line-break/>queus. Igitur cujus horum trium ars corpus gubernans</text:p>
      <text:p text:style-name="P3">primarius opifex est? num sanitatis, an actionis, an pul-<text:line-break/>cluitudinis? Supra enim jam patuit, etiamsi istorum<text:line-break/>uni tantum, quodcunque malis, profueris, necessario<text:line-break/>cunctis tribus profuturum. Nam si actionem juvabis , et<text:line-break/>sanitatem, et pulchritudinem necessario juvabis; quando-<text:line-break/>quidem ea sine causa ipsam producente consistere nequit,<text:line-break/>pulchritudo vero necessario subsequitur. Item si sanitati<text:line-break/>proderis, illico et actioni et pulchritudini proderis, etenim<text:line-break/>utraque ab ea profluit : qui vero pulchritudinem creat,<text:line-break/>procul dubio et sanitatem ante creaverat: si eam, itidem<text:line-break/>et actionem.</text:p>
      <text:h text:style-name="Heading_20_2" text:outline-level="2">Cap. XVI.</text:h>
      <text:p text:style-name="P9"><text:s/>Ve<text:span text:style-name="Default_20_Paragraph_20_Font"><text:span text:style-name="T2">r</text:span></text:span>um quod primum ab artifice fiat,<text:line-break/>sermo noster vestigare cupiebat. Atqui jam ex sup<text:span text:style-name="Default_20_Paragraph_20_Font"><text:span text:style-name="T2">r</text:span></text:span>a<text:line-break/>positis manifeste ars sanitatem effice<text:span text:style-name="Default_20_Paragraph_20_Font"><text:span text:style-name="T2">r</text:span></text:span>e ridetur, hanc ve<text:span text:style-name="Default_20_Paragraph_20_Font"><text:span text:style-name="T2">r</text:span></text:span>o<text:line-break/>naturalis pulchritudo actioque sequatur necesse est; quod<text:line-break/>enim primum artifex quum fecerit acquiescit, id ejus<text:line-break/>plane sinis est: at naturali affectione, per quam agimus,<text:line-break/>restituta conquiescit, ea vero sanitas erat: quam quum</text:p>
      <text:p text:style-name="P4">induxit, nihil ultra cicca actionem pulchritudi<text:span text:style-name="Default_20_Paragraph_20_Font"><text:span text:style-name="T2">n</text:span></text:span>emve<text:line-break/>laborat, accedunt lenim hae vel invito artifice; ipsis-<text:line-break/>que- aditum intercludere, quum semel sanitatem creave--<text:line-break/>rit, prorfus nequit. Ipfam plane sanitatem impedire in.<text:line-break/>ipfo artifice postium est: quod si ipfam corruperit, natu-:<text:line-break/>rales actiones aut pulchritudinem corpori adipisci nullo<text:line-break/>unquam pacto valebit. Artem itaque corpus tractantem,<text:line-break/>qualiscunque sit, cicca sanitatem omnium primam atque<text:line-break/>per <text:span text:style-name="Default_20_Paragraph_20_Font"><text:span text:style-name="T2">t</text:span></text:span>e negotiari asserendum est, deinceps acqidit, ut de.<text:line-break/>actione pulchritudineque curam habeat; neque vero.<text:line-break/>ullum istorum imperfectum mancumque est, sted perfecta,<text:line-break/>cumulata ac summa sunt.- Quomodo igitur plura sint cor-..<text:line-break/>poris bona, quomodo unum, quodque non omnium aeque<text:line-break/>ars .corporis curam habeat, sed unius per fe, ex acci-..<text:line-break/>denti aliorum, aliunde dissertum esu.</text:p>
      <text:h text:style-name="Heading_20_2" text:outline-level="2">Cap. XVII. </text:h>
      <text:p text:style-name="P9">Jam vere - et illa . ostendere conabor,<text:line-break/>quere in nulla -ars materia una finis effectrix, altera.</text:p>
      <text:p text:style-name="P3">conservatrix reperiatur: statimque ab initio neque illo-<text:line-break/>rum exemplum, qui in hac fuere sententia, neque rerum<text:line-break/>praeterea ipsarum naturam ipsis favere declarabo. Si<text:line-break/>alterius enim artis est calceum conficere, alterius labe-<text:line-break/>factatum resarcire, nondum tertiam hic artem confervatri-<text:line-break/>cem nobis ostenderunt: pariter et in vestibus, si alterius^<text:line-break/>quidem artis est eas resarcire, alterius autem conficere,<text:line-break/>quaenam et in his tertia sit ars conservatrix, . explicare<text:line-break/>non poterunt. lu nostris profecto corporibus, universim-<text:line-break/>que lu his, quae a natura reguntur, veluti effectrix uti-<text:line-break/>que natura est, textu riae coriariaeque proportione respon-<text:line-break/>dens. Vitiosum autem corpus instaurant agricola et<text:line-break/>medicus, qui et ipfi vestes facienti et .veteres calceos<text:line-break/>instauranti similes sunt. Vestem autem calceumve in con-<text:line-break/>clavi reponendo custodire , ne aut a quopiam surripiatur,<text:line-break/>aut a muribus erodatur, id neque ullius forsitan artis,<text:line-break/>fedsuliusest diligentiae.^ Quod si horum conservatricem</text:p>
      <text:p text:style-name="P2">artem esse quidam velint, tales apud homines artes sunt<text:line-break/>imperatoria reique publicae gubernatoria, et praeter has,<text:line-break/>.. si placet, ostiariorum caeterorumque custodum; ut enim<text:line-break/>ne inter hostes , ant<text:span text:style-name="Default_20_Paragraph_20_Font"><text:span text:style-name="T2">e</text:span></text:span> prorsus ne inter sceleratus homlues<text:line-break/>ferasque bestias versaremur, aedes civitatesque construxi-<text:line-break/>.mus, et muros circumdedimus, imperatores ac princi-<text:line-break/>pes creavimus. Sed non istarum similem sanitatis con<text:span text:style-name="Default_20_Paragraph_20_Font"><text:span text:style-name="T2">t</text:span></text:span>er-<text:line-break/>vatricem artem<text:span text:style-name="Default_20_Paragraph_20_Font"><text:span text:style-name="T2">t</text:span></text:span> conquisivimus, sed eam, quae (ut puto)<text:line-break/>in humanum corpus aliquid agens, non exaccidenti, sed<text:line-break/>per se incolume ipsum valensque praestet: at proxime<text:line-break/>dictae fingulae <text:span text:style-name="Default_20_Paragraph_20_Font"><text:span text:style-name="T2">n</text:span></text:span>on ipsae per se sanitatem cusiodiunt, sed<text:line-break/>eo, quia homini non jugulato neque a fera discerpta<text:line-break/>sanitatem servari, quemadmodum et totam vitam,. con-<text:line-break/>tigit: idcirco ex quodam accidenti, non primo, neque<text:line-break/>ex sua ipsius ratione, harum utraque artium sanitatem<text:line-break/>conservat.</text:p>
      <text:h text:style-name="Heading_20_2" text:outline-level="2">Cap. XVIR </text:h>
      <text:p text:style-name="P11">Igitur sanitatem praecipue ex fui ra-</text:p>
      <text:p text:style-name="P3">tione conservans quibus coutinebitur? Ut mea quidem<text:line-break/>scit sententia, neque illis, quae non necessario . corporibus<text:line-break/>nostris adhaerent, nequo illis, quae nullam in partem<text:line-break/>necessario corpora .nostra permutant, sed illis, quibus,<text:line-break/>velimus nolimus, corpus nostrum omnino utitur, et<text:line-break/>eorum illis, quae juvare aut officere valeant: in iis, in-.<text:line-break/>quam, et circa haec tuendae sanitatis artem versari arni-<text:line-break/>tramur. In gladios enim, aut feras, aut laqueos, aut<text:line-break/>praecipitia non necessario corpora nostra lucurrunt, fcd<text:line-break/>in ambiente aere duplici ratione ver<text:span text:style-name="Default_20_Paragraph_20_Font"><text:span text:style-name="T2">t</text:span></text:span>antur, et quoniam<text:line-break/>corpori undique circumfusus est, et quoniam per infpi-<text:line-break/>rationem ducitur. Atqui fomnus et vigilia, quies item et<text:line-break/>motio in horum numero ponitur: necesse namque est<text:line-break/>aut dormire, aut vigilare, quiescere aut motu exerceri,<text:line-break/>perinde esurire -et cibum capere, -sitire ac bibere, aut<text:line-break/>inter haec mediam obtinere constitutionem. .Cubilium<text:line-break/>autem discrimina ac vestimentorum .non omnia neeessa-<text:line-break/>ria fiunt. Eburneis namque .pedibus lectulus aut,graba-<text:line-break/>tus ignobilis. nihil sanitati pr<text:span text:style-name="Default_20_Paragraph_20_Font"><text:span text:style-name="T2">o</text:span></text:span>dest, aut officit, neque</text:p>
      <text:p text:style-name="P3">vilium aut sumptuosarum vestium usus: non vitrea vasis,<text:line-break/>aut aurea, aut a<text:span text:style-name="Default_20_Paragraph_20_Font"><text:span text:style-name="T2">r</text:span></text:span>gentea, aut lignea possidere: non libe-<text:line-break/>ros habere form<text:span text:style-name="Default_20_Paragraph_20_Font"><text:span text:style-name="T2">at</text:span></text:span>os , aut deformium fervorum - turbae<text:line-break/>dominari, aut fervis plane carentem ipfum sibL rnini-<text:line-break/>ijrare. Ista mehercule prodesse nobis vel obesse ip forum<text:line-break/>ratione atque primario, aut ex accidenti, neutiquam apta<text:line-break/>furit. At calidus aer aut frigidus, esta et potus, re-<text:line-break/>quies et motio , vigiliae fomnique ruis ipsorum viri-<text:line-break/>bus necessario corporibus nosuis utilitatem aut .noxam<text:line-break/>afferunt. Vestimentum lacerum ac leve liyeme, grave<text:line-break/>autem aestuosunrque aestate laedit quidem ex necessitate,<text:line-break/>ex accidenti vero frigore et calore divexat.</text:p>
      <text:h text:style-name="Heading_20_2" text:outline-level="2">Cap. XIX. </text:h>
      <text:p text:style-name="P9">Haec itaque, quaecunque per fe laedendi<text:line-break/>juvandique potestatem habent, sanitatis curam habens spe-<text:line-break/>culatur. At quomodo, quave ratione? Posteaquam satis<text:line-break/>abunde corpus inanitum est, scnsilisque nocumenti dilicti-<text:line-break/>man impendet, alimentum sumere Iubens; postquam</text:p>
      <text:p text:style-name="P3">ultra modum exaruit, atque hinc jam noxae periculum<text:line-break/>instat, potum accipere praecipiens r item et corpus exer-,<text:line-break/>ceus, quum nostri moderatricem facultatem robusiam<text:line-break/>praestare, exerementaque angusiis meatibus intrusa eruere<text:line-break/>voluerit, quietem vero imperans, quum. exercitatione<text:line-break/>corpus lassari, aut ultra quam conveniat digeri feuserit;<text:line-break/>alvum praeterea ducens, quum suppressa est, nimis autem<text:line-break/>citatam cohibens; aliaque in hunc modum omnia agens,<text:line-break/>et lu inmuta id ante oculos habens, ut ru corpore exacte<text:line-break/>sano ac valido nilriI novere audeat, quum vero aliquan-<text:line-break/>tulum exquisitam moderationem transierit, continuo, quod<text:line-break/>deficit, priusquam satius malum serpat, resarciat, per-<text:line-break/>inde ac si subteminis fila ex aliqua veste non simul<text:line-break/>omnia, sid singulis diebus singula excidentia, qui huic<text:line-break/>rei praeest, assidens illico reponat, adeo ut hujusmodi<text:line-break/>correctio atque emendatio multorum notitiam prae exi-<text:line-break/>guitate subterfugiat. Talem medius fidius et bene valen-<text:line-break/>tibus praefectum artificem csse opus est, minimae cujus-</text:p>
      <text:p text:style-name="P3">quo differentiae ac noxae observatorem juxta atque<text:line-break/>emendatorem. Verum si ex toto integrum illaesumque<text:line-break/>corpus duraret taleque, quale ipsum ab initio creator<text:line-break/>fabricatus reliquit, nequaquam correctore femper eguif-<text:line-break/>feti At nunc, quum diffluat femper atque dispereat, ali-<text:line-break/>quo praesente observatore indiget, qui et quod dissipatur,<text:line-break/>quantum qualeque sit, cogniturus est, illicoque tale ac<text:line-break/>tantum vicissim repone<text:span text:style-name="Default_20_Paragraph_20_Font"><text:span text:style-name="T2">n</text:span></text:span>s instaurabit. Insitum humidum<text:line-break/>dilabitur; tantumdem humoris, potum exhibens, irrigato.<text:line-break/>Calidum digeritur; tantumdem caloris addito. Solidum<text:line-break/>consumitur; jam alendi instat occasio. Ut semel dicam,<text:line-break/>quod discutitur .atque evanescit., ingeri paulatim at-<text:line-break/>que reponi, antequam in multorum notitiam veniat,<text:line-break/>opus esu</text:p>
      <text:h text:style-name="Heading_20_2" text:outline-level="2">Cap. XX. </text:h>
      <text:p text:style-name="P9">Igitur quemadmodum, si duo cogites dolia<text:line-break/>multis in loris foraminibus terebrata, ambo aeque ab<text:line-break/>initio plena, pariterque per illa spiramina hac atque<text:line-break/>illac perfluentia, horumque alterius quidam curam gerens<text:line-break/>femperque assidens tantum vicissim ingerat, quantum ela-</text:p>
      <text:p text:style-name="P3">bitur, alterum vero, antequam valde inanitum est, nemo<text:line-break/>custodiat, postea quispiam repente superveniens semel<text:line-break/>totum impleat, clarissime constat, doliorum istorum pri-<text:line-break/>mum neque inaniri neque repleri unquam, alterum vero<text:line-break/>ambo haec pati a multis inspectantibus testatum iri: ita<text:line-break/>quoque in sanis aegrotisque corporibus .res habet Utrum-<text:line-break/>que enim vitium ars una modo uno emendat, quod dest-<text:line-break/>cit scilicet instaurans; in quanto vero, non in quali,<text:line-break/>emendationis differentia versatur.</text:p>
      <text:h text:style-name="Heading_20_2" text:outline-level="2">Cap. XXI. </text:h>
      <text:p text:style-name="P9">Atqui fecundum quantum in his quae<text:line-break/>fiunt, differentia ad unam artem pertinet; quod si alte-<text:line-break/>rius artis esse debeat, prorsus qualitate disserat oportet.<text:line-break/>Quod si propterea geminum este emendationis modum<text:line-break/>arbitraris, quod ab uno dolio multum prius effluxerit,<text:line-break/>quam arti<text:span text:style-name="Default_20_Paragraph_20_Font"><text:span text:style-name="T2">t</text:span></text:span>ex cestos accesserit, alterum custodem semper<text:line-break/>estantem, quae <text:span text:style-name="Default_20_Paragraph_20_Font"><text:span text:style-name="T2">t</text:span></text:span>ua bona fortuna fuit, nactum ple-<text:line-break/>num conservatur, haud recte sentis. Neque enim alia<text:line-break/>ars unum fissi luminis filum, quod exciderit, reponit,</text:p>
      <text:p text:style-name="P3">alia tria aut quatuor aut quinge<text:span text:style-name="Default_20_Paragraph_20_Font"><text:span text:style-name="T2">n</text:span></text:span>ta , neque alia<text:line-break/>ars parietis particulam mentem fulcit communitque,<text:line-break/>alia magnam ejus partem collapsam restituit : quo enim<text:line-break/>modo res unaquaeque a principio constructa est, eodem<text:line-break/>etiam corrupta instauratur. Subtemen stamini intertex-<text:line-break/>tum vestem facit. Num igitur praeter haec vestis pati,<text:line-break/>aut praeter haec emendari potest? opus plane est,<text:line-break/>si quid vestis damni faciat, aut flamen; aut subtemen,<text:line-break/>aut utrumque pati, unamque esse emendandi viam, quae<text:line-break/>subtemen semper stamini implicet,; quo ejus ab initio<text:line-break/>compositionem imitetur.</text:p>
      <text:h text:style-name="Heading_20_2" text:outline-level="2">Cap. XXII. </text:h>
      <text:p text:style-name="P9">Sed singulares actiones multis impo-<text:line-break/>mrnt universale contemplari nequeuntibus. Id enim<text:line-break/>rationalis methodi munus est , quam neque didicerunt,<text:line-break/>neque pertractarent isti, qui quotidie de propositis hlate-<text:line-break/>rantes disputare audenti Satius enim, siquidem eam<text:line-break/>novissent, ipfis foret eam femel discipulos docere, non<text:line-break/>infinita proposita discutere ; nam qui eam rite percepit,<text:line-break/>non amplius infinitis eget, filii ipsi omnia recte dividere</text:p>
      <text:p text:style-name="P3">valens. At eam methodum ignorans, praeterquam quod<text:line-break/>infinita nerperamne dictu sint haud dignoscit, perusus—<text:line-break/>torum. adhuc propositorum, quae non audivit;, inops esu<text:line-break/>Verum haec obiter adversus eos dicta sint, qui quotidie<text:line-break/>in proposita discipulis audientibus edisserunt, neque ipsi,<text:line-break/>quid dicant, intelligentes, quousque imperiti inexe<text:span text:style-name="Default_20_Paragraph_20_Font"><text:span text:style-name="T2">r</text:span></text:span>cita-<text:line-break/>tique in judicatorio instrumento fuerint- Nam et hoc-<text:line-break/>loco, quo inter fe artes distinguendae .sint, singularibus^<text:line-break/>actionibus, an universalibus, an non itas sed propositis,<text:line-break/>fiuibusque, aut neque his) sied materiis,. instrumentis;.<text:line-break/>principiis et contemplatione, minimo considerantes de<text:line-break/>his nugantur , quae ignorant. Igitur et nos forsan me-<text:line-break/>lius fuerit, postquam semel id . certamen conficere tibi<text:line-break/>pollitici fumus, quam brevissime poterimus, aliquid et<text:line-break/>de antedictis omnibus. disputare, iterum a singularibus^<text:line-break/>actionibus incipientes.</text:p>
      <text:h text:style-name="Heading_20_2" text:outline-level="2">Cap. XXIII. </text:h>
      <text:p text:style-name="P9">Est igitur quaedam singularis actio,<text:line-break/>qua utentes oculorum palpebras conscimus; altera vero</text:p>
      <text:p text:style-name="P3">hujus minime assimilis, per quam suffusiones detrahimus;<text:line-break/>aliae quoque tertia et quarta neque . inter <text:span text:style-name="Default_20_Paragraph_20_Font"><text:span text:style-name="T2">t</text:span></text:span>e ulla ex.<text:line-break/>parte, neque. harum similes <text:span text:style-name="Default_20_Paragraph_20_Font"><text:span text:style-name="T2">t</text:span></text:span>uus, per quas confractum<text:line-break/>os de capite excludimus, sed in alia corporis parte, ut-<text:line-break/>pote humero atque cubito, in adversum tendentes atque<text:line-break/>conformantes deligamus. Ab omnibus vero aliis actioni-<text:line-break/>bus longo intervallo ea dissentit, quae circa heruiam fit,<text:line-break/>chirurgica operatio; a qua illa, quae circa varices, ab<text:line-break/>omnibusque simul antedictis vesicae calculi extractio ;<text:line-break/>atque horum mulsa etiam scalpello absolvimus; at ocu-<text:line-break/>lum sublinere, articulum in proprium fitum reponere,<text:line-break/>conformare aliquod membrum, cathetere recte uti, cu-<text:line-break/>curbitulam affige<text:span text:style-name="Default_20_Paragraph_20_Font"><text:span text:style-name="T2">r</text:span></text:span>e, sine scalpello quidem omnia praestan-.<text:line-break/>tur, sed inter se longissime et a proxime dictis everrant;<text:line-break/>quemadmodum et. venam aperire,. et arteriam .secare,<text:line-break/>cutem scarisicare, hydropicos pungere inter suet ab omni-<text:line-break/>hus antedictis distant. Atque hae quidem etiam ac. prae-<text:line-break/>ter has aliae iusinrtae chirurgicae operationes . per . se</text:p>
      <text:p text:style-name="P3">fiunt. Medicamentis autem utentium porro alterum genus<text:line-break/>est et a seipso et ab his.; quae manu fiunt, discrepans.<text:line-break/>Siquidem veratri potio ciborumque esus nulla societate<text:line-break/>participant, neque inedia clysterisque usus, neque frictio<text:line-break/>et lavatio: ab his vero longius distant ulcus eluere ac<text:line-break/>purgare, et medicamentum liquidunr, item et aridum<text:line-break/>imponere, gestari praeterea , deambulare, luctari, scam-<text:line-break/>monium aut mulsam bibere. Quorum omnium neuti-<text:line-break/>quam similis est pulsus ^arteriarum calorisque dignotio,<text:line-break/>quamvis extremis manibus agamus; quemadmodum (ut<text:line-break/>reor) et humorum abscedentibus sedibus contenturum<text:line-break/>perceptio, aut tumorum hydropicorum, aut gangliorum,<text:line-break/>aut atheromatum, aut meliceridum, aut steatornatum;<text:line-break/>neque enim eodem digitorum injectu, aut eadem ato-<text:line-break/>tione, et traductione, et pressione, sed nonnunquam<text:line-break/>longe differentibus ab enumeratis utimur. Quamobrem<text:line-break/>periculum est, ne totum diem absumamus nihil aliud<text:line-break/>quam actionum differentias recensentes: adeo ipsarum<text:line-break/>numerosa multitudo esu</text:p>
      <text:h text:style-name="P8" text:outline-level="2">Cap. .XXIV. </text:h>
      <text:p text:style-name="P9">Verum jam et ex his abunde quis<text:line-break/>noverit, quantum aberrent illi, qui per singulas actiones<text:line-break/>artes esse distinguendas arbitrentur. Nullus igitur adeo<text:line-break/>fatuus adeoque -attonitus est, qui a medicina modo pro-<text:line-break/>positas actiones diducat, et aliam quampiam artem singu-<text:line-break/>lis ipsis praeficiat, aut hermiae dissectoriam, ut nunc.<text:line-break/>quidam nominant, aut calculi detractoriam, aut puncto-<text:line-break/>riam; etsi enim quam maxime hunc hermiae dissectorem,<text:line-break/>illum punctorem, alium calculi detractorem esse dicant,<text:line-break/>om<text:span text:style-name="Default_20_Paragraph_20_Font"><text:span text:style-name="T2">n</text:span></text:span>es tamen istos communi nomine medicos appellant<text:line-break/>perinde, ut eos, puto, qui a quibusdam membris, quo-<text:line-break/>rum praecipue curam gerunt, vocitantur: hos namque<text:line-break/>ocularios, auricularios, dentarios melicos nomluant; non-.<text:line-break/>nullis vero a materia nomina indiderunt, diaeteticos,<text:line-break/>et medicamentarios, aut per Jovem etiam herbarios vo-<text:line-break/>cantes: quidam praeterea et nonnullos medicos vini datores<text:line-break/>et veratri . datores appellarunt,. quod eos crebro talibus<text:line-break/>remediis utentes conspexerint. omnibus enim, ut reor,</text:p>
      <text:p text:style-name="P3">h<text:span text:style-name="Default_20_Paragraph_20_Font"><text:span text:style-name="T2">o</text:span></text:span>minibus rationalis disciplinae principia naturaliter infi-<text:line-break/>ta sunt, c<text:span text:style-name="Default_20_Paragraph_20_Font"><text:span text:style-name="T2">o</text:span></text:span>gnofcuntque hi quidem magis, illi vero minus,<text:line-break/>in actionibus aliquid esse idem, aliquid diversum. ld<text:line-break/>quidem, cuius causa. fiunt, idem est, sanitas videlicet apud<text:line-break/>omnes commune propositum, modus autem non omnium<text:line-break/>unus, .sed. in numerum ingentem excrescit. Verumenim-;<text:line-break/>vero si quispiam, ut facit Plato, uniuscujusque modum<text:line-break/>et universalem scopum unam artem statuens, deinde in.<text:line-break/>species differentias que ipfam diducens, rutilis illas partes<text:line-break/>singulas artem appellet, perinde et ipse aliquam .diaeteti-<text:line-break/>eam, et medicamentariam, et chirurgicam velit artem ap-<text:line-break/>pellere, nihil sane fuerit, quod ipsi vitio ver la<text:span text:style-name="Default_20_Paragraph_20_Font"><text:span text:style-name="T2">t</text:span></text:span>u. Ita<text:line-break/>etiam, si modo propositus singulas partiens, ut diaetam lu<text:line-break/>ea, quae assumuntur, evacuantur, et bibuntur, et exterius<text:line-break/>incidunt, istorum singulis proprium quandam artem prae-:<text:line-break/>flerat, .neque istum accusaverim. Iterum, si haec quoque,<text:line-break/>eadem multiformiter .usque ad particularia partiatur, mi-<text:line-break/>mane: ipsum impediam, .quur in his, quae assumuntur, aliam</text:p>
      <text:p text:style-name="P3">medicamentorum artem esse dicat, aliam ciborum, aliam<text:line-break/>potionum; quin etiam lu istis singulis hujus illiusque cibi,<text:line-break/>hujus illiusque potus, atque huius illiusque medicamenti<text:line-break/>propriam esse artem dicere concessero. Verum si has in-<text:line-break/>ter fe artes, quemadmodum arithmeticam, exempli causa,<text:line-break/>ab oratoria, aut hanc ab aedificatoria et fabrili differre<text:line-break/>autumet, non amplius istud co<text:span text:style-name="Default_20_Paragraph_20_Font"><text:span text:style-name="T2">n</text:span></text:span>cessero, quum istae nullum<text:line-break/>commune propositum habeant; paulo vero supra enume-<text:line-break/>ratisunum est commune propositum, sanitas scilicet. Quem-<text:line-break/>admodum igitur lu oratoria, quae una est ars, aliquam<text:line-break/>quidem exordii, narrationis aliam, argumenlationum per-<text:line-break/>oratio<text:span text:style-name="Default_20_Paragraph_20_Font"><text:span text:style-name="T2">n</text:span></text:span>umque aliam esse artem dixero , si misti- solum id<text:line-break/>unum, u<text:span text:style-name="Default_20_Paragraph_20_Font"><text:span text:style-name="T2">n</text:span></text:span>ius esse artis ea, sive species dixeris, sive par-<text:line-break/>tes, concessum suerit: ad eundem, arbitror, modum et<text:line-break/>in medici<text:span text:style-name="Default_20_Paragraph_20_Font"><text:span text:style-name="T2">n</text:span></text:span>a res habet; aliam enim artem chirurgicam<text:line-break/>dixero, aliam diaeteticam, aliam medicamentariam, unum<text:line-break/>id modo mihi servetur, harum omnium unum esse propo-<text:line-break/>situm, propter quod unius esse ariis partes coguntur: res</text:p>
      <text:p text:style-name="P2">enim dissimillimas ita coniungere atque connectere et co-<text:line-break/>- gere , ut in unam omnes artem conspirent, manifesto vi-</text:p>
      <text:p text:style-name="Normal">detur. Excindit aliquis aut abscindit putrem partem,<text:line-break/>alius autem reficit, carnemque in cavo vulnere procreat:<text:line-break/>contrariae quidem res, totaque, ut aiunt, diametro distare<text:line-break/>videbuntur; actiones enim longe differunt, ipfarumque<text:line-break/>effectus contrarii sunt: ille enim eorum, quae sunt, aliquid<text:line-break/>perdit, iste vero novam aliquam substantiam gignit: sed<text:line-break/>neutri id ipsum per se proponitur, aut illi quicquam<text:line-break/>dest<text:span text:style-name="Default_20_Paragraph_20_Font"><text:span text:style-name="T2">r</text:span></text:span>uere, aut huic generare; quemadmodum neque mere<text:line-break/>aliquid, neque secare, neque aliud quicquam ipsum pro-<text:line-break/>pter le facere quispiam aggreditur, fed tanquam sine hoc<text:line-break/>sanitatem assequi non valens , ad quam omnes , diversis<text:line-break/>tamen itineribus ingredientes, properant, ob commonenti-<text:line-break/>que propositum omnes medici vocati , fed propter actionis<text:line-break/>aut materiae aut membri differentiam lue chirurgus, iste<text:line-break/>medicamentarius , ille ocularius appellatur, chirurgus ab<text:line-break/>actione, medicamentarius a materia, ocularius a membro.</text:p>
      <text:p text:style-name="P3">Quum enim, quae curantur membra, non parum invicem<text:line-break/>differant, curatoresque ipfi actionibus ac materiis diversis<text:line-break/>utantur, ideo nonnulli ab actionibus, alii a membris, a<text:line-break/>materiis alii cognominantur, ocularis, manuarii ac me-<text:line-break/>dicamenta<text:span text:style-name="Default_20_Paragraph_20_Font"><text:span text:style-name="T2">r</text:span></text:span>ii, univerfimque omnes a fine medici. Supra<text:line-break/>enim explicatum est, omnes artes in fubjectae substantiae<text:line-break/>bono versa<text:span text:style-name="Default_20_Paragraph_20_Font"><text:span text:style-name="T2">r</text:span></text:span>i, <text:span text:style-name="Default_20_Paragraph_20_Font"><text:span text:style-name="T2">eique operam dare, </text:span></text:span>et in singulis ap<text:span text:style-name="Default_20_Paragraph_20_Font"><text:span text:style-name="T2">t</text:span></text:span>arum<text:line-break/>unum quoddam primum bonunr reperiri. Caeterum quod<text:line-break/>quispiam palpebras exempli causa bene <text:span text:style-name="Default_20_Paragraph_20_Font"><text:span text:style-name="T2">t</text:span></text:span>uens perperam<text:line-break/>medicamenta propinet, alius medicamentis optime utens<text:line-break/>rationem victus non rite praecipiat, lu hoc alius egregie<text:line-break/>versatus manus non bene exerceat, si diversas propterea<text:line-break/>ac penitus separatas artes opinemur, statim Iane non tres<text:line-break/>modo, verum etiam trecentas sic artes statuemus. Iste<text:line-break/>namque cathetere perite utitur, ille clyste<text:span text:style-name="Default_20_Paragraph_20_Font"><text:span text:style-name="T2">r</text:span></text:span>e, alius venam<text:line-break/>secare est idoneus, arteriam alius; deinde, quum aliquis<text:line-break/>haec omnia infigor ter administrans inventus fuerit, rur-<text:line-break/>um omnes illae artes in unam coibunt. Atqui utrum-.</text:p>
      <text:p text:style-name="P3">que vitiosum est, aut propter artificum inscitiam artem.<text:line-break/>unam i<text:span text:style-name="Default_20_Paragraph_20_Font"><text:span text:style-name="T2">n</text:span></text:span> multas discerpere, aut propter e<text:span text:style-name="Default_20_Paragraph_20_Font"><text:span text:style-name="T2">a</text:span></text:span>rumdem exceI-<text:line-break/>santiam multas in unam coniungere. Prior namque fer-<text:line-break/>mo neque rhetoricam, neque arithmeticam, <text:span text:style-name="Default_20_Paragraph_20_Font"><text:span text:style-name="T2">n</text:span></text:span>eque geo-<text:line-break/>mctriam, neque musicam, neque aliam quampiam illustrem<text:line-break/>artem unam esse concedet, quas multi tractantes propter<text:line-break/>earum magnitudinem totas complecti nequiverunt; fecun-<text:line-break/>dus autem artes interdum nullius cognationis participes<text:line-break/>in unam acervabit. Nam si idem homo arithmeticus si-<text:line-break/>mul, grammaticus atque philo<text:span text:style-name="Default_20_Paragraph_20_Font"><text:span text:style-name="T2">s</text:span></text:span>ophus fuerit, poterit quis-<text:line-break/>piam unius artis has omnes esse partes existimare.</text:p>
      <text:h text:style-name="Heading_20_2" text:outline-level="2">Cap. XXU </text:h>
      <text:p text:style-name="P9">Itaque ne agentium multitudine, fed<text:line-break/>propositis consideratis artes distinguamus, neque in singu-<text:line-break/>las actiones, sed in universas inspiciamus. Commune enim<text:line-break/>quoddam in singulis cuiusque artis actionibus invenies,<text:line-break/>per quod, quamvis longo intervallo distare rideantur, ni-<text:line-break/>hilominus tamen eas unius esse artis partes nihil impedit.<text:line-break/>Vestes igitur texere nilnl aliud est quam subtemen fla-</text:p>
      <text:p text:style-name="P3">minr implicare: num igitur, quam istud, aliud est suere?<text:line-break/>neutiquam; verum et in suendo subtemina flaminibus in-<text:line-break/>tertexuntur: nam et si ab initio statim quispiam sine tex-<text:line-break/>torio opere aliter subtemina flaminibus innectere volitis-<text:line-break/>set, aut eo modo, quo nunc lacera indumenta sarciunt,<text:line-break/>aut quo cistas, aut sportulas, aut .retia fabricantur, nihilo<text:line-break/>fecius vestimentum, sed multo longiori tempore confeci<text:span text:style-name="Default_20_Paragraph_20_Font"><text:span text:style-name="T2">t-<text:line-break/></text:span></text:span>fiet. In finem itaque non simpliciter collimantes, feli cc-<text:line-break/>lerins ad ipsum pervenire studentes, hanc telas couficien-<text:line-break/>tem artem, textoriam scilicet excogitarunt, non unive<text:span text:style-name="Default_20_Paragraph_20_Font"><text:span text:style-name="T2">r</text:span></text:span>sim,<text:line-break/><text:span text:style-name="Default_20_Paragraph_20_Font"><text:span text:style-name="T2">l</text:span></text:span>ed ex parte a fupra positis differentem. ldem et in me-<text:line-break/>dicinali arte co<text:span text:style-name="Default_20_Paragraph_20_Font"><text:span text:style-name="T2">n</text:span></text:span>tingit. Innumera Iane (-ut ita dixerim)<text:line-break/>singularia sunt, fed generale quoddam opus omnibus com-<text:line-break/>mune est:: nam et corpori aliquid ut supervacuum detra-<text:line-break/>hens, aut aliquid, quod desidat, adjiciens, unum ute<text:span text:style-name="Default_20_Paragraph_20_Font"><text:span text:style-name="T2">r</text:span></text:span>que<text:line-break/>in universinu praestat, corpori scilicet naturalem modum<text:line-break/>comparans, qui nihil aliud est quam sanitas: perinde vero<text:line-break/>et- calefaciens, et refrigerans, et siccans, ac madescet ens.</text:p>
      <text:h text:style-name="P8" text:outline-level="2">Cap. XXVT. </text:h>
      <text:p text:style-name="P9">Quemadmodum enim, si ab initio nos<text:line-break/>conscstim animal creare potuissemus, non alia quidem ulla<text:line-break/>ratione ejus primam formationem lustituissemus, alia vero<text:line-break/>emendationem adhiberemus, haud f<text:span text:style-name="Default_20_Paragraph_20_Font"><text:span text:style-name="T2">o</text:span></text:span>cus, posteaquam neu-<text:line-break/>trum horum mos primi efficimus, fed natura est et pritna-<text:line-break/>ria animalis opifex, et in praesentia aegroto limitatum<text:line-break/>comparat, non alia profecto ratione cantent prius gene-<text:line-break/>ravit, alia vero nunc, neque alia quidem ratione sue-<text:line-break/>tui, alia in praestantia in lucem edito alimentum fuppe-<text:line-break/>ditat, verum etiam similiter nunc operatur, alit, digerit,<text:line-break/>excernit , omnisque , ut femel dicam , . in praesentia , ut<text:line-break/>prius, eadem ratione ministrat. Medicum autem naturae<text:line-break/>esse ministrum, primariamque esse. illius artem quandam,<text:line-break/>ac rite celebre esse dictum illud , Natura in omnibus auxi-<text:line-break/>liatur , quin etiam naturam morbos judicare , naturas mor-<text:line-break/>borum esse medicatiices, a priscis sapientibus abunde tra-<text:line-break/>dita, quid ego iterum supervacue repetam ? Quod enim in<text:line-break/>praesentia utile est, in memoriam tantum revoco., non<text:line-break/>alterius artis esse opus facere, alterius vitiatum corrigere,</text:p>
      <text:p text:style-name="P3">sed eiufdem. Quod si et non eiusdem, at stupra medici-<text:line-break/>nam ostendimus non artis vestes facientis aemulam quic- .<text:line-break/>quam, quod prius non esset, procreare, sed artis laceras<text:line-break/>tritafque vestes sarmentis assimilem. Explicarimus item ,<text:line-break/>conservationem esse duplicem, alterumque genus, fub quo<text:line-break/>et praefens de tuenda sanitate tractatio reponitur, parum<text:line-break/>labefactata corrigere ; adque multos subterfugit, tanquam<text:line-break/>sit a curativa genere dissidens.</text:p>
      <text:h text:style-name="Heading_20_2" text:outline-level="2">Cap. XXVII.</text:h>
      <text:p text:style-name="P9"><text:s/>Caeterum id ipfum alicui finem esse<text:line-break/>putare, domum extruere, aut vestem, aut vas, aut sani-<text:line-break/>talem facere , hominis est non potentis finis actionem ab<text:line-break/>ipsi, fine distinguere : quandoquidem non domum extruere<text:line-break/>id ipfum ipfius aedificatoriae finis est, fed domus, quem-<text:line-break/>admodum neque vestem texere, aut navem coagmentare,<text:line-break/>aut grabatum aliorumve unumquodque fabricare, fed ip-<text:line-break/>sinu opus, quod quiescentibus iam a labore artificibus ad-<text:line-break/>huc permaneat. Atque ita effectivae artes ab activis sim-</text:p>
      <text:p text:style-name="P3">tum dissentiunt: activae namque quum ab agendo desse-<text:line-break/>rint, finis quoque una desiit. Nihil itaque in saltatoria<text:line-break/>praeter ipsam actionem ostendere possumus , ut in fabrili<text:line-break/>grabatum, in aedificatoria domum, in medicina sanitatem.<text:line-break/>Non igitur aedificatio, quemadmodum saltatoriae saltatio ,<text:line-break/>aedificatoriae finis est, fed domus, res ab actione diversa;<text:line-break/>itidem textoriae neque textura, neque texere, neque vestis<text:line-break/>confectio aut generatio, fed vestis. Pari ratione neque<text:line-break/>productio neque generatio neque correctio sanitatis mesti-<text:line-break/>mnae finis est, verum haec omnis actio quaedam artificis<text:line-break/>communis est, quemadmodum particulares erant sedare,<text:line-break/>urere, articulos et artus in adversum trahere, efformare,<text:line-break/>deligare ; et supra has etiam atque communiores manu<text:line-break/>operari, medicame<text:span text:style-name="Default_20_Paragraph_20_Font"><text:span text:style-name="T2">n</text:span></text:span>to uti, et rationem rictus praecipere:<text:line-break/>verum sanitas ipsa finis est, quem iam quiescente artifice<text:line-break/>demonstrare valemus. Quere neque sanitatem cusiodire,<text:line-break/>aut vitiatum emendare. aut prorsus amissam recuperare<text:line-break/>simis est, fed omnia haec actiones sunt, finis autem est</text:p>
      <text:p text:style-name="P2">fanitas. At communem generalemque sirpra omnes hasce<text:line-break/>particulares actionem alius sane alio appellat nomine,<text:line-break/>omnes tamen unum idemque significant: et qui sanare<text:line-break/>dicit, et qui sanitatem facere, et qui sanitatis effectionem,<text:line-break/>et qui sanationem, hi quoque idem, quod proxime po<text:span text:style-name="Default_20_Paragraph_20_Font"><text:span text:style-name="T2">tui,<text:line-break/></text:span></text:span>fed alio modo dicunt; et medicationem morborum diceu-<text:line-break/>tes, aut curationem, aut aegrorum medelam, aut medius-<text:line-break/>fidius mederi, aut morbos extirpare, aut sanitatum morbo<text:line-break/>pulso inducere; item omnia, quae conveniant, facere di-<text:line-break/>censas, et qui morbificas caulas <text:span text:style-name="Default_20_Paragraph_20_Font"><text:span text:style-name="T2">t</text:span></text:span>e expellere ajunt. Ne-<text:line-break/>mo enim istorum finem, <text:span text:style-name="Default_20_Paragraph_20_Font"><text:span text:style-name="T2">t</text:span></text:span>ed, quae finem praecedit, actio—<text:line-break/>nem dicit, perinde atque si cicca corpus quaedam activa<text:line-break/>saltatoriae histrionicae que similis versaretur.</text:p>
      <text:h text:style-name="Heading_20_2" text:outline-level="2">Cap. XXVIll. </text:h>
      <text:p text:style-name="P9">Verumenrmvero , posteaquam multis<text:line-break/>rationibus artes n<text:span text:style-name="Default_20_Paragraph_20_Font"><text:span text:style-name="T2">o</text:span></text:span>n ex particularibus actionibus esse ju-<text:line-break/>dicandas assertum est, sest in universales ac proxime ad<text:line-break/>finem esse recurrendum, deindeque ab illis ipsis scies di-<text:line-break/>stiuguere esse tentandum, insequenti disputatione ea est</text:p>
      <text:p text:style-name="P2">difficultas excutienda ,. numquid et de ipsarum materiis<text:line-break/>eadem sit ratio habenda. Itaque materia c<text:span text:style-name="Default_20_Paragraph_20_Font"><text:span text:style-name="T2">o</text:span></text:span>npluribus ar-<text:line-break/>tibus suspici, unaque ars. permultis uti materiis videtur;<text:line-break/>quandoquidem lignum navium artifici, et fabro lignario,<text:line-break/>et machinarum structori, et aedes fabricanti, infinitisque<text:line-break/>aliis communis materia est, creta quoque multarum est<text:line-break/>artium materia, et lapides, aliaque unive<text:span text:style-name="Default_20_Paragraph_20_Font"><text:span text:style-name="T2">rsa. </text:span></text:span>Rursus au-<text:line-break/>tem melicae artis, una quum fit, infinitae materiae sunt,<text:line-break/>et corpus ipsum sanitatem accipiens, et cibi ac potus,<text:line-break/>et medicamenta omnia et vocata diaetemata. Haec igi-<text:line-break/>tur medicorum materiae, corpus autem tanquam id, ex<text:line-break/>quo finis aut in quo. Constat igitur,. non ex materiis ar-<text:line-break/>tes esse indicandas : neque enim, si quispiam alias commu-<text:line-break/>nes materias, utque aliquis dixerit, per accidens, alias<text:line-break/>vero proprias atque propinquas singulis artibus subsidens,<text:line-break/>quatenus co<text:span text:style-name="Default_20_Paragraph_20_Font"><text:span text:style-name="T2">r</text:span></text:span>pus nosseum naturale est, physicae scientiae<text:line-break/>. subjectum esse dicat, quatenus salubre, medicinae, qua-<text:line-break/>tenus boni habitus aut boni habitus capax, exercitato-<text:line-break/>riae, propterea alio quopiam, quam fine, artes distinguit.</text:p>
      <text:p text:style-name="P3">Nam corpus aliquod salubre dicere ejus, qui iam finem<text:line-break/>cognoscat, officium est. Neque etiam li quis praeceptis<text:line-break/>artes disjungat, aliunde quam a fine potestate sumit ini-<text:line-break/>tium; propria namque cujusque artis praecepta finis con-<text:line-break/>stituit atque dijudicat; quippe haec artis propria sunt,<text:line-break/>quae dignoscens aliquis ad finem assequendum proficit.<text:line-break/>Siquidem grammaticae, musicae, fabrilis et aliarum cu-<text:line-break/>susque artium quaecunque praecepta aut finem ipsum<text:line-break/>evidenter, aut quod in ipso melius celeriusve est, prae-<text:line-break/>here valent, haec artis propria sunt; quae vero ad finem<text:line-break/>assequendum c<text:span text:style-name="Default_20_Paragraph_20_Font"><text:span text:style-name="T2">o</text:span></text:span>nferunt nihil, ea nequaquam artis propria<text:line-break/>dicenda sunt</text:p>
      <text:h text:style-name="Heading_20_2" text:outline-level="2">Cap. XXIX. </text:h>
      <text:p text:style-name="P9">Itaque omni ex parte ad finem pro-<text:line-break/>perare, ab eoque artus judicare praecipit ratio; propter<text:line-break/>hunc enim et -communibus actionibus, et propriis prae-<text:line-break/>ceptis atque principiis differunt; nam haec et secundum<text:line-break/>artium fines evariant. Quandoquidem sanitas finis est,<text:line-break/>haec vero in calidis, frigidis, humidis siccisque cousistit.</text:p>
      <text:p text:style-name="P3">In istis plane et materiae et contemplationis circa hujus<text:line-break/>cognitionem principium versatur , sed dissimili ratione<text:line-break/>medicus pbyficusque id tractat. Quod ipsum dissimiliter<text:line-break/>scilicet a scientiarum fine cognitum est atque distinctum.<text:line-break/>Neque ab re semper finem ratio invenit, omnium, quae<text:line-break/>in artibus continentur, regulam atque judicem. Nam<text:line-break/>cujusque artis constitutio inde sumit initium. Quis enim<text:line-break/>medicinam constituere properasset, nisi similatio bonum<text:line-break/>prius optavisset? aut aedificatoriam, nisi et hic domum?<text:line-break/>aut textorium, nisi vestem prius expetivisset? Quin et ars<text:line-break/>reliquas omnes constituens hinc et ipsa accepit initium.<text:line-break/>Alibi vero a nobis ostensum est, quo quispiam modo pro-<text:line-break/>posito fine suam ipsius artem per methodum comperiat-<text:line-break/>Etunque, qui praesentem librum exacte intelligere cupiat,<text:line-break/>in illo prius versatum esse necesse est; ite enim evidenter<text:line-break/>cognoverit, sub unam eandemque contemplationem utram-<text:line-break/>que partem incidere, salubrem videlicet atque curatricem.<text:line-break/>Alarum si ego, quae in aliis voluminibus a ure latissime</text:p>
      <text:p text:style-name="P3">diligenterque explicata fiunt, in hunc omnia librum con-<text:line-break/>ferre velim, Menemachi Meno doti que libros me huius<text:line-break/>prolixitate superaturum ignorarem.</text:p>
      <text:h text:style-name="Heading_20_2" text:outline-level="2">Cap. XXX.</text:h>
      <text:p text:style-name="P9"><text:s/>Caeterum artem circa corporis bonum<text:line-break/>versantem prorsus unam esse ex antedictis (ut arbitror)<text:line-break/>satis declaratum est, atque ex. dicendis in posterum nihilo<text:line-break/>secius declarabitur, non tamen, quo ipsam nomine appel-<text:line-break/>late oporteat, jam adhuc manifestum esu Neque enim<text:line-break/>forsan medicativa, neque exercitatoria, fed aliud quippiam<text:line-break/>appellanda est; forsan autem et in totum ars illa, quemad-<text:line-break/>modum et pleraeque aliae, nomine caret; fed hoc quidem<text:line-break/>paulo posterius speculabimur. .Verum unum esse humani<text:line-break/>corporis bonum, quicquid illud sit, sicut aliatum etiam<text:line-break/>omnium substantiarum, esse autem et de nisio artem unam;<text:line-break/>siquid unquam aliud, et id qu<text:span text:style-name="Default_20_Paragraph_20_Font"><text:span text:style-name="T2">o</text:span></text:span>que verum esse confirmo,<text:line-break/>necnon et.eandem utrique methodum suesse. Quum una<text:line-break/>igitur ars circa humani corporis bonum verfetur, in<text:line-break/>praesentia omnes ejus partes speculemur; nam sic et ejus,</text:p>
      <text:p text:style-name="P3">quae salubris vocatur, equae sit potestas, prorsus digno-<text:line-break/>Icemus, ut in hac etiam parte methodo aliqua utentes se-<text:line-break/>ctionem faciamus, genus artis corpus nostrum tractantis<text:line-break/>contemplaturi. At non in sula ipsa contemplatione finem<text:line-break/>ejus situm esse, sicut arithmeticae, astronomiae ac phy-<text:line-break/>sicae , sed quiddam etiam et circa corpus ipsum facere,<text:line-break/>neminem praeterit: quod <text:span text:style-name="Default_20_Paragraph_20_Font"><text:span text:style-name="T2">n</text:span></text:span>eque vero in ipsis actione ile-<text:line-break/>sinat, quemadmodum saltatoria, postquam agere desiit,<text:line-break/>nihil ostendere valens , et id quoque omnibus conflere<text:line-break/>arbitror. Igitur in confesso est, eam inter effectivas aut<text:line-break/>acquisitivas esse collocandam , postquam neque inter con-<text:line-break/>templativas, neque inter activaa inventa est; fed neque<text:line-break/>inter acquisitivas numeratur, qualis est ars illa, quae<text:line-break/>arundine, et quae hamo plices captat, utque in univer-<text:line-break/><text:span text:style-name="Default_20_Paragraph_20_Font"><text:span text:style-name="T2">t</text:span></text:span>um dicam, qualis est venatoria; aliquid enim eorum,<text:line-break/>quae sunt, istae capiunt ac possident, nihil autem, quod<text:line-break/>prius non esset, ipsae faciunt. Inter reliquas igitur esse-<text:line-break/>ctriccs humani corporis ars reponitur. Istarum vero du-<text:line-break/>plex officium est: aut enim aliquod integrum, quod prius</text:p>
      <text:p text:style-name="P3">non erat, efficiunt, aut ex parte vitiatum corrigunt. At<text:line-break/>quae nunc quaeritur ars totum hominis corpus moliri<text:line-break/>nequit, fed per partes instau<text:span text:style-name="Default_20_Paragraph_20_Font"><text:span text:style-name="T2">r</text:span></text:span>are potest, perinde ut vestium<text:line-break/>ars sartoria, neque ad eundem, ut haec, penitus modum.<text:line-break/>Natura namque et corpus fabricatur, et ipfum inrbecil-<text:line-break/>lum rurfus confirmat, ut ars vestiaria; ipsius vero naturae<text:line-break/>ministra est ars, quae in praesentia disquiritur. Conceda-<text:line-break/>tur igitur, ut procedat oratio, nos ap<text:span text:style-name="Default_20_Paragraph_20_Font"><text:span text:style-name="T2">t</text:span></text:span>am correctivam ap-<text:line-break/>pellare. Sed aut multum .corrigit, aut pauxillum. Quae<text:line-break/>ejus pars multum semel corrigit, medicativa curativaque<text:line-break/>nuncupetur; quae vero pauxillum, conservativa. Ejus<text:line-break/>ipsius quoque, quae multum semel instaurat, permultae<text:line-break/>siunt differentiae: omnis enim quantitas in multitudinem<text:line-break/>innumerabilem siccari potest. At quia de ipsis dicere non<text:line-break/>est nobis in praesentia propositum, haec sane pars diruit-<text:line-break/>tatur, illa vero, quae pauxillum emendat, dividatur. At<text:line-break/>haec quoque i<text:span text:style-name="Default_20_Paragraph_20_Font"><text:span text:style-name="T2">n</text:span></text:span>signibus differentiis tripartito distingui vi-<text:line-break/>detur. Aut enim exacte perfecteque valentem accipiens</text:p>
      <text:p text:style-name="P3">in hoc ipsimi gradu conservat, hanc autem partem eue-<text:line-break/>ericam vocant ; alteram eorum, qui iam morbum evaserunt,<text:line-break/>refectricum, quam sane et nonnulli <text:span text:style-name="Default_20_Paragraph_20_Font"><text:span text:style-name="T2">r</text:span></text:span>ecentiorum medico-<text:line-break/>rum analepticen appellant; inter utramque pars ea collo-<text:line-break/>eatur, quae ah ipsis proprie salubris nominatur, nam<text:line-break/>vulgo et conservativa simul et salubris dicitur. Tres<text:line-break/>igitur hae partes conservativae modo enumeratae, anale-<text:line-break/>plico, salubris et euectice , funt quidem om<text:span text:style-name="Default_20_Paragraph_20_Font"><text:span text:style-name="T2">n</text:span></text:span>es fusi ea<text:line-break/>medicinae parte, quae exigua vitia tollit, inter fie autem<text:line-break/>ratione majoris minorisque dissentiunt ; magis enim parva<text:line-break/>castigat euectice; minus vero salubris; hac adhuc minus<text:line-break/>parva emendat analeptice. Quidam vero et quartum<text:line-break/>particulam adjecerunt in hac conservativa, quae ab<text:line-break/>ipsis proprie prophy lacti ce vocata fuit, facultatem ei op-<text:line-break/>positum habentem, quae a morbo proxime liberatos recreat.<text:line-break/>Hnsce autem ambas ancipitis quodammodo esse naturae<text:line-break/>inter contrarias totius artis partes nemo ambigit, dico<text:line-break/>autem inter eam, quae magna vitia, et eam, quae pa<text:span text:style-name="Default_20_Paragraph_20_Font"><text:span text:style-name="T2">r</text:span></text:span>va<text:line-break/>dissolvit. Curativa fune pars quod magna vitia, euectice</text:p>
      <text:p text:style-name="P3">autem atque salubris quod parva discutiat, id quoque<text:line-break/>perspicuum est; in medio vero ambarum interstitio instau-<text:line-break/>rativa nominata atque praeservatoria positae sunt, fi ad<text:line-break/>salubrem cuectice<text:span text:style-name="Default_20_Paragraph_20_Font"><text:span text:style-name="T2">n</text:span></text:span>que comparentur, non exigua vitia<text:line-break/>emendantes, si ad curativum, non magna. P<text:span text:style-name="Default_20_Paragraph_20_Font"><text:span text:style-name="T2">r</text:span></text:span>opterea et<text:line-break/>quicunque ambas has partes neutras appellaverunt, haud<text:line-break/>male mihi sensisse visi sunt Sed de his alia est habenda<text:line-break/>oratio.</text:p>
      <text:h text:style-name="Heading_20_2" text:outline-level="2">Cap. XXXI. </text:h>
      <text:p text:style-name="P9">L<text:span text:style-name="T6">n</text:span> praesenti autem contemplatione de<text:line-break/>conservatrice artis humanum corpus gubernantis parte<text:line-break/>tria divisionis membra supponantur, unum de corporibus<text:line-break/>fecundum habitudinem valentibus, alterum de iis, quae in<text:line-break/>habitu <text:span text:style-name="Default_20_Paragraph_20_Font"><text:span text:style-name="T2">t</text:span></text:span>a<text:span text:style-name="Default_20_Paragraph_20_Font"><text:span text:style-name="T2">n</text:span></text:span>a sunt, tertium de bono habitu praeditis. Pri-<text:line-break/>mumque restaurativum appelletur; nihil enim in praesentia<text:line-break/>cum illis de nomine digladiemur; secundum salubre; ter-<text:line-break/>tium euecticum; duo priora lu melius ducentia, lu optimo<text:line-break/>statu tertium conservans. Atque his ita positis ab initio<text:line-break/>agitatae quaestionis meminerimus : erat autem (ut existimo)</text:p>
      <text:p text:style-name="P3">hujusmodi, t utrum ad medicativam an ad gymnasticam<text:line-break/>pars falubris vocate pertineret. Non absque ratione igitur<text:line-break/>inter initia sermonis nostri diximus; omnem quaestionem<text:line-break/>sist, definitionem cadere: nam quid fit medicina, quid<text:line-break/>gymnastica, quum noverimus, non amplius difficile fuerit<text:line-break/>invenire, ad utram ipfarum salubris referatur. Ipsa qui-<text:line-break/>dem falubris quidnam sit, jam mihi manifeste explicavisse<text:line-break/>videor; aut enim tota pars conservatoria, aut ex illis<text:line-break/>tribus partibus una, quae in medio versatur inter euecti-<text:line-break/>cen scilicet vocatam atque analepticen, et est circa sani-<text:line-break/>talem in habitu. Misti quidem reliquum nihil aliud quam<text:line-break/>de nomine controversia esse videtur, res ipsa autem in<text:line-break/>obscuro versttri tantisper, dum superius declarata conce-<text:line-break/>dantur ac fixa permuncant. Atqui quum ip<text:span text:style-name="Default_20_Paragraph_20_Font"><text:span text:style-name="T2">t</text:span></text:span>a strictim<text:line-break/>atque per capita recensuero, mox ad nominum interprete-<text:line-break/>tioneui me cohvertam<text:span text:style-name="Default_20_Paragraph_20_Font"><text:span text:style-name="T2">i</text:span></text:span> Quemadmodum igitur bonorum<text:line-break/>vestimentorum, aedium atque calceorum, perinde et cor-<text:line-break/>poris unam quandam artem esse constituo, cujus, una<text:line-break/>quum sit, duas tamen has esse partes, unam efficientem,</text:p>
      <text:p text:style-name="P3">corrigentem alteram , amboque .haec naturae prius inesse,<text:line-break/><text:span text:style-name="Default_20_Paragraph_20_Font"><text:span text:style-name="T2">t</text:span></text:span>ed ipsarum alteri, corrigenti scilicet, .humanam artem<text:line-break/>opitulari; quae et ipsa bipartit<text:span text:style-name="Default_20_Paragraph_20_Font"><text:span text:style-name="T2">o</text:span></text:span> dividitur in curatricem<text:line-break/>partem seu medicatricem atque in -alteram conservatricem,<text:line-break/>quae et salubris vocatur. lpfius vero tres partes scuti<text:line-break/>analeptice, evectice ac toti.generi cognominis salubris.<text:line-break/>Itaque. sive de tota co<text:span text:style-name="Default_20_Paragraph_20_Font"><text:span text:style-name="T2">p</text:span></text:span>servatrice parte, sive de ejus parte<text:line-break/>quispiam quaerat, ad utram artem pertineat, ad medica-<text:line-break/>tricemne, an ad corporis. . exercitaturiam , totum rem<text:line-break/>prius (ut nunc ego feci) perstringentem ita. deinde ipsum<text:line-break/>explicare opus est. Quod una corporis ars quum sit,<text:line-break/>licet volenti eam medicinam appellare; sin hoc non pla-<text:line-break/>.ceat, exercitatoriam ; sin id quoque displiceat, totam<text:line-break/>artem nomine carere dicens unam ejus partem medici-<text:line-break/>nsm, alteram exercitatoriam appellato; . si neque id<text:line-break/>probas , salubrem quandam artem curativae ex diverso<text:line-break/>oppositam, ejusque partes (si velis) diaeteticam gymnasii-</text:p>
      <text:p text:style-name="P3">cumque dicito. Singula enim nomina si interpretabere,<text:line-break/>ita universum, quod quaerebas, adeptus fueris.</text:p>
      <text:h text:style-name="Heading_20_2" text:outline-level="2">Cap. XXXssi </text:h>
      <text:p text:style-name="P9">At his auditis quidam, Heus vir bone,<text:line-break/>dicunt, non quemadmodum tu statuere volueris, distin-<text:line-break/>guenda sunt nomina, sed ut recte habet, partitio facienda<text:line-break/>esu Iterum igitur istis ita respondendum est: Heus tu,<text:line-break/>meminisse debes, nostram non amplius de rebus esse con-<text:line-break/>templationem, fed nominum explanationem nobis esse<text:line-break/>propositam, neque ad hoc etiam tergiversamur, ac deno-<text:line-break/>minibus non his fotum, fed et de aliis omnibus illud in<text:line-break/>u<text:span text:style-name="Default_20_Paragraph_20_Font"><text:span text:style-name="T2">n</text:span></text:span>iversum pronuncio, nihil eruditum in medium adduci<text:line-break/>posse. Sed sive Assyriorum linguae v<text:span text:style-name="Default_20_Paragraph_20_Font"><text:span text:style-name="T2">o</text:span></text:span>cabulum sit, ab<text:line-break/>ipsis Assyriis res discenda est, cui nomen illud indide-<text:line-break/>runt, sive sit Persarum linguae, aut Indorum, aut Arabum,<text:line-break/>aut Aethiopum, aut omnino aliorum quorumcunque, illos<text:line-break/>percontari oportet; nomen enim ipsum per fe rosum<text:line-break/>prolatum niltil indicat. Aleam igitur <text:span text:style-name="Default_20_Paragraph_20_Font"><text:span text:style-name="T2">s</text:span></text:span>ententiam accepisti.<text:line-break/>Caeterum nonuulli asserunt, ipsis nomen aliquid significare.</text:p>
      <text:p text:style-name="P3">unde huiusce rei caufa ego permulta Celtarum, Thracum,<text:line-break/>Myforum Phrygumque nomina colligens jussi, ut a sin-<text:line-break/>gulis rem significatam manifestarent: illis autem lu sula<text:line-break/>Graecorum lingua id fe posse facere dicentibus, hoc vo-<text:line-break/>cahulum <text:span text:style-name="Default_20_Paragraph_20_Font"><text:span text:style-name="T3">λιμένα</text:span></text:span><text:span text:style-name="Default_20_Paragraph_20_Font"><text:span text:style-name="T4"> </text:span></text:span>(latice portum dicas) proposui; illis vero .<text:line-break/>locum, ubi naves lu statione quiescunt, significare affir-<text:line-break/>mantibus, At Thessali, respondi, quod a nobis forum<text:line-break/>rerum venalium dicitur, itu nominant. Sed ulti Thessa-<text:line-break/>sicam linguam fcire fe negabant, tanquam sane illud<text:line-break/>ipsum non confitentes, quod ab initio dicebatur, nullum<text:line-break/>nomen cui rei inditium sit, aliter posse cognosci, nisi ab<text:line-break/>ipsis impofitoribus edoctus fueris. Caeterum adversus ita<text:line-break/>dementes alia mihi oratio separatim scriptu est; res ip<text:span text:style-name="Default_20_Paragraph_20_Font"><text:span text:style-name="T2">s</text:span></text:span>as<text:line-break/>vero discere volenti , et praecipue ac maxime huic veluti<text:line-break/>optimo operi studenti, rerum praeterea nomina mutuae<text:line-break/>locutionis causa percipere cupienti usum Graecorum iu-<text:line-break/>terpretabor. Neque id horum nominibus omnibus faciam : -<text:line-break/>id namque enarratoriae cuiusdam aut grammaticae peritiae</text:p>
      <text:p text:style-name="P3">munus est: fed Attica potissimum nomina, fecundo et<text:line-break/>lonica me cognoscere fatebor, nonnulla etiam Dorica<text:line-break/>atque Aeolica; fed in lusce linguis plura me ignorare<text:line-break/>quam scire, in Attica vero plura me scire quam ignorare<text:line-break/>concedam. Quod si tu et de nominibus loqui velis, Ho-<text:line-break/>merus utique canit:</text:p>
      <text:p text:style-name="Normal"><text:span text:style-name="Default_20_Paragraph_20_Font"><text:span text:style-name="T2">. Vor medicus mullis aliis tibi dignior esto,</text:span></text:span></text:p>
      <text:p text:style-name="P1"><text:span text:style-name="Default_20_Paragraph_20_Font"><text:span text:style-name="T2">Dira venena trahens, et pharmac</text:span></text:span>o <text:span text:style-name="Default_20_Paragraph_20_Font"><text:span text:style-name="T2">mitia fundens,<text:line-break/>Multa salubria miseens, et letalia multa,<text:line-break/>D</text:span></text:span>o<text:span text:style-name="Default_20_Paragraph_20_Font"><text:span text:style-name="T2">cti</text:span></text:span>o<text:span text:style-name="Default_20_Paragraph_20_Font"><text:span text:style-name="T2">r est cunctis medicus m</text:span></text:span>o<text:span text:style-name="Default_20_Paragraph_20_Font"><text:span text:style-name="T2">rtalibu</text:span></text:span>s <text:span text:style-name="Default_20_Paragraph_20_Font"><text:span text:style-name="T2">unus.</text:span></text:span></text:p>
      <text:p text:style-name="Normal">utpote arte medica languida corpora medicamentis chi-.<text:line-break/>rurgicaque opera curante.</text:p>
      <text:h text:style-name="Heading_20_2" text:outline-level="2">Cap. XXXHI.</text:h>
      <text:p text:style-name="P9"><text:s/>An vero et alia tertia medicationis<text:line-break/>pera diaetetica appellata Homeri temporibus extaret, ego<text:line-break/>nulla id coniectura assequi possum. Sed me antiquior,<text:line-break/>et quem magis Graecorum res nosse verisimile est, Plato<text:line-break/>philofophus; antiquos Asclepiades hac medicinae parte non</text:p>
      <text:p text:style-name="P3">admodum usos esse asseverat. Verum medicinae tres has<text:line-break/>esse partes, artemque male habentia co<text:span text:style-name="Default_20_Paragraph_20_Font"><text:span text:style-name="T2">r</text:span></text:span>pora curantem ali<text:line-break/>u<text:span text:style-name="Default_20_Paragraph_20_Font"><text:span text:style-name="T2">n</text:span></text:span>iverfa Graecia medicinam appellari , nemo fere est qui<text:line-break/>eat infitias. Gynmasticae autem artis nomen Homeri fe-<text:line-break/>culo nondum repertum erat, .neque quisquam omnino^<text:line-break/>gymnasia; ut medicus, vocabatur.^ Quemadmodum. neque<text:line-break/>etiam apud Platonem gymnasticae nomen frequenter re--<text:line-break/>perire licet, fed paedotribam magis quam gymnasium<text:line-break/>hujusce artis pro sessorem appellat; nam paulo ante Pla-<text:line-break/>tonis tempora gymnasiorum ars exorta est, quo etiam<text:line-break/>tempore et athletarum exercitati<text:span text:style-name="Default_20_Paragraph_20_Font"><text:span text:style-name="T2">o</text:span></text:span> emersit Priscorum<text:line-break/>enim seculis vir unus operarius naturalia munia exequens<text:line-break/>vere bono habitu r<text:span text:style-name="Default_20_Paragraph_20_Font"><text:span text:style-name="T2">o</text:span></text:span>bustus, in certamen descendens, non<text:line-break/>lucta modo, sed etiam cursu certavit; atque etiam ddobus<text:line-break/>his- et Iaculo praeterea etarcuetdisco et cursu altos<text:line-break/>unus superarit; p<text:span text:style-name="Default_20_Paragraph_20_Font"><text:span text:style-name="T2">o</text:span></text:span>stea vero haec drfjuncta Eunt, qualem-<text:line-break/>que Humerus unum Epeum ferit ad cuncta quidem fecun-<text:line-break/>tlum naturam munia obeunda omnium ignavissimum,- sed</text:p>
      <text:p text:style-name="P3"><text:span text:style-name="Default_20_Paragraph_20_Font"><text:span text:style-name="T2">str</text:span></text:span>enuum pugilem, qua a<text:span text:style-name="Default_20_Paragraph_20_Font"><text:span text:style-name="T2">r</text:span></text:span>te in foliis certaminibus usus<text:line-break/>est, tales omnes evaserunt,- neque mere, neque fodere,<text:line-break/>neque iter- facere, neque aliud quicquam pacis, ac multo<text:line-break/>minus belli opus egregie praesta<text:span text:style-name="Default_20_Paragraph_20_Font"><text:span text:style-name="T2">r</text:span></text:span>e valentes.</text:p>
      <text:h text:style-name="Heading_20_2" text:outline-level="2">Cap. XXXIV. </text:h>
      <text:p text:style-name="P9">Horum hominum bonum habitum in<text:line-break/>superioribus vituperavimus , artemque pariter gymuasti-<text:line-break/>cam ipsius instruentem, aliumque bonum habitum lauda-<text:line-break/>vimus tutissimum juxta et ad omnes naturales actiones<text:line-break/>maxime idoneum; cujus materiae efiectivae simul et<text:line-break/>conservativae duae sunt, et salubris vocata victus. ratio,<text:line-break/>et exe<text:span text:style-name="Default_20_Paragraph_20_Font"><text:span text:style-name="T2">r</text:span></text:span>citatio. Quatuor namque genere quum sint omnes<text:line-break/>materiae, a quibus corpus nostrum atte<text:span text:style-name="Default_20_Paragraph_20_Font"><text:span text:style-name="T2">r</text:span></text:span>atur, chirurgia<text:line-break/>pharmacia, exe<text:span text:style-name="Default_20_Paragraph_20_Font"><text:span text:style-name="T2">r</text:span></text:span>citationes ac victus ratio, una est aegro-<text:line-break/>tis inutilis, duae ve<text:span text:style-name="Default_20_Paragraph_20_Font"><text:span text:style-name="T2">r</text:span></text:span>o secundum naturam refe habentibus.<text:line-break/>Aegrotans namque, in multis medicamina, manuum opeti<text:line-break/>ram victusque rationem postulans, nulla ex parte exeri-<text:line-break/>citatione eget: exquisite vero fimus corpus exerceat, et<text:line-break/>certa quadam rictus ratione utatur necesse est, feti medi-<text:line-break/>comenta aut chirurgiam non requirit.</text:p>
      <text:h text:style-name="P8" text:outline-level="2">Cap. XxXU </text:h>
      <text:p text:style-name="P9">Salubris igitur artis pars gymnastica,<text:line-break/>ahundeque de utroque praecepit Hippocrates, quaecum-<text:line-break/>que de aeris natura, locorum, aquarum, ventorum<text:line-break/>t annique temporum noscenda funt, item de cibis, potibus<text:line-break/>atque alsae institutis accuratissime omnia perscribens:<text:line-break/>ex istis enim diaeta completur: haud siccus et de idoneo<text:line-break/>tempore, magnitudine ac qualitate non exercitationis<text:line-break/>tantum , fed etiam frictionis satis disseruit. Plato a parte<text:line-break/>tutum cognominare vi<text:span text:style-name="Default_20_Paragraph_20_Font"><text:span text:style-name="T2">t</text:span></text:span>us est, non salubrem artem, fied<text:line-break/>exercitatoriam appellans, tum quia exercitatio benev<text:span text:style-name="Default_20_Paragraph_20_Font"><text:span text:style-name="T2">o</text:span></text:span>lem.<text:line-break/>ilum praecipua ac propria est, tanquam nullo pacto ipfa<text:line-break/>aegrotis utentibus, tum quod eam stolam moderatore egere<text:line-break/>judicavit:. quandoquidem exquisita sanitate frue<text:span text:style-name="Default_20_Paragraph_20_Font"><text:span text:style-name="T2">n</text:span></text:span>s corpus,<text:line-break/>naturalibus appetitionibus utens, neque in quali, neque<text:line-break/>usus tempore quicquam lu fumendis cibis erroris com-<text:line-break/>mittet. Sed de hoc alibi ferum habendus est. Quod autem<text:line-break/>et Plato aliam gymnasticam ut artis corpus regentis partem<text:line-break/>noverit, aliam vero, quam nunc homines celebrant, . ex</text:p>
      <text:p text:style-name="P3">his quisplam comprehendere poterit; tibi enim eius verba<text:line-break/>subiiciam, primaque ea, quae in Gorgia ad hunc modum<text:line-break/>se habenti <text:span text:style-name="Default_20_Paragraph_20_Font"><text:span text:style-name="T2">D</text:span></text:span>u<text:span text:style-name="Default_20_Paragraph_20_Font"><text:span text:style-name="T2">ae res quum sint, duas esse artes dico,<text:line-break/>unam animae, quam civilem appello, alteram corporis,<text:line-break/>quam et</text:span></text:span> i<text:span text:style-name="Default_20_Paragraph_20_Font"><text:span text:style-name="T2">psum unam quo n</text:span></text:span>o<text:span text:style-name="Default_20_Paragraph_20_Font"><text:span text:style-name="T2">mine appellem , non habeo;<text:line-break/>sed una quum sit corp</text:span></text:span>o<text:span text:style-name="Default_20_Paragraph_20_Font"><text:span text:style-name="T2">ris curatio , dua</text:span></text:span>s <text:span text:style-name="Default_20_Paragraph_20_Font"><text:span text:style-name="T2">partes nomino,<text:line-break/>g</text:span></text:span>y<text:span text:style-name="Default_20_Paragraph_20_Font"><text:span text:style-name="T2">mnasticam unam, medicatricem alteram. </text:span></text:span>Hoc loco<text:line-break/>unum esse artem corpus curantem, quae duas principes<text:line-break/>partes habeat, dilucide Plato monstravit, partesque<text:line-break/>ipsius esse nominatas, totam vero nomine carere, in op-<text:line-break/>timumque respicere, qui et bonus habitus dicitur, ex<text:line-break/>hisce declaratur; quorum singula in eodem libro expli-<text:line-break/>cavit. <text:span text:style-name="Default_20_Paragraph_20_Font"><text:span text:style-name="T2">Corpu</text:span></text:span>s <text:span text:style-name="Default_20_Paragraph_20_Font"><text:span text:style-name="T2">sane voca</text:span></text:span><text:span text:style-name="Default_20_Paragraph_20_Font"><text:span text:style-name="T1">s </text:span></text:span><text:span text:style-name="Default_20_Paragraph_20_Font"><text:span text:style-name="T2">aliquid et anima</text:span></text:span>m. <text:span text:style-name="Default_20_Paragraph_20_Font"><text:span text:style-name="T2">Quidni ?<text:line-break/>jgitur et furum amborum quendam esse bonum habi-<text:line-break/>tum n</text:span></text:span>o<text:span text:style-name="Default_20_Paragraph_20_Font"><text:span text:style-name="T2">n putas? Jg</text:span></text:span>o <text:span text:style-name="Default_20_Paragraph_20_Font"><text:span text:style-name="T2">quidem. </text:span></text:span>(sun<text:span text:style-name="Default_20_Paragraph_20_Font"><text:span text:style-name="T2">t vero? apparentem<text:line-break/>bonum habitum, sed non vere bonum? Quod aute</text:span></text:span>m <text:span text:style-name="Default_20_Paragraph_20_Font"><text:span text:style-name="T2">dic</text:span></text:span>o,<text:line-break/><text:span text:style-name="Default_20_Paragraph_20_Font"><text:span text:style-name="T2">tale ese. Plerique corpore bene habere videntur, quos<text:line-break/>haud facile qui</text:span></text:span>s<text:span text:style-name="Default_20_Paragraph_20_Font"><text:span text:style-name="T2">pia</text:span></text:span>m <text:span text:style-name="Default_20_Paragraph_20_Font"><text:span text:style-name="T2">non bene habere sentiat, nisi medi-</text:span></text:span></text:p>
      <text:p text:style-name="P3"><text:span text:style-name="Default_20_Paragraph_20_Font"><text:span text:style-name="T2">cus aut g</text:span></text:span>y<text:span text:style-name="Default_20_Paragraph_20_Font"><text:span text:style-name="T2">mn</text:span></text:span>q<text:span text:style-name="Default_20_Paragraph_20_Font"><text:span text:style-name="T2">siicorum aliquis fuerit. </text:span></text:span>Et in seqnenti-<text:line-break/>bns, optimum istos intueri, quod vero sit iucundissimum,<text:line-break/>ab obsoniorum conditore, qui comptor dicitur, spectari,<text:line-break/>ipfe late declarat.</text:p>
      <text:h text:style-name="Heading_20_2" text:outline-level="2">Cap. XXXVI. </text:h>
      <text:p text:style-name="P9">Sed .gymnasticam illam, qua insti-<text:line-break/>tuuntur athletae, gravi quidem nomine decoratam, sed<text:line-break/>flagitiosam artem, nondum eousque extra naturae limites<text:line-break/>progressam, quousque eam nunc protulerunt, jam vero<text:line-break/>non optimum finem, sed absolute virium, quibus adver-<text:line-break/>sarii prosternantur, incrementum sibi proponere incipien-<text:line-break/>tem, in tertio de Republica libro vituperarit in hunc<text:line-break/>modum disserens. <text:span text:style-name="Default_20_Paragraph_20_Font"><text:span text:style-name="T2">Pl-osect</text:span></text:span>o <text:span text:style-name="Default_20_Paragraph_20_Font"><text:span text:style-name="T2">per Jovem</text:span></text:span>, inquit ille, om-<text:line-break/><text:span text:style-name="Default_20_Paragraph_20_Font"><text:span text:style-name="T2">nium sere pot</text:span></text:span>p<text:span text:style-name="Default_20_Paragraph_20_Font"><text:span text:style-name="T2">semum, siquidem ultra g</text:span></text:span>y<text:span text:style-name="Default_20_Paragraph_20_Font"><text:span text:style-name="T2">mnasticam su-<text:line-break/>pervacua isia corporis dil</text:span></text:span>i<text:span text:style-name="Default_20_Paragraph_20_Font"><text:span text:style-name="T2">gentia producatur: nam et<text:line-break/>domui gubernandae, et militiae, et sedentari</text:span></text:span>i<text:span text:style-name="Default_20_Paragraph_20_Font"><text:span text:style-name="T2">s magiserati-<text:line-break/>bus in civitate gerendis incomm</text:span></text:span>o<text:span text:style-name="Default_20_Paragraph_20_Font"><text:span text:style-name="T2">da ese; praec</text:span></text:span>i<text:span text:style-name="Default_20_Paragraph_20_Font"><text:span text:style-name="T2">puum<text:line-break/></text:span></text:span>ie<text:span text:style-name="Default_20_Paragraph_20_Font"><text:span text:style-name="T2">ro a</text:span></text:span>c <text:span text:style-name="Default_20_Paragraph_20_Font"><text:span text:style-name="T2">maximum, quod ad</text:span></text:span> o<text:span text:style-name="Default_20_Paragraph_20_Font"><text:span text:style-name="T2">mn</text:span></text:span>e<text:span text:style-name="Default_20_Paragraph_20_Font"><text:span text:style-name="T2">s diseiplinas , c</text:span></text:span>o<text:span text:style-name="Default_20_Paragraph_20_Font"><text:span text:style-name="T2">gita-<text:line-break/>tiones ac meditationes capescendae per se ipsum dilsi-<text:line-break/>cilis ese, capitis semper aliquas distentiones atque ver-</text:span></text:span></text:p>
      <text:p text:style-name="P3"><text:span text:style-name="Default_20_Paragraph_20_Font"><text:span text:style-name="T2">t</text:span></text:span>i<text:span text:style-name="Default_20_Paragraph_20_Font"><text:span text:style-name="T2">gines re</text:span></text:span>f<text:span text:style-name="Default_20_Paragraph_20_Font"><text:span text:style-name="T2">ormidans, sapient</text:span></text:span>i<text:span text:style-name="Default_20_Paragraph_20_Font"><text:span text:style-name="T2">a</text:span></text:span>e<text:span text:style-name="Default_20_Paragraph_20_Font"><text:span text:style-name="T2">que siudium e</text:span></text:span>o<text:span text:style-name="Default_20_Paragraph_20_Font"><text:span text:style-name="T2">rum ortus<text:line-break/>ca</text:span></text:span>tl<text:span text:style-name="Default_20_Paragraph_20_Font"><text:span text:style-name="T2">sum asperea</text:span></text:span>e. <text:span text:style-name="Default_20_Paragraph_20_Font"><text:span text:style-name="T2">Quare, ubi ipsa adest, in virtate exer-<text:line-break/>ceri atque pr</text:span></text:span>o<text:span text:style-name="Default_20_Paragraph_20_Font"><text:span text:style-name="T2">bari undique impedimentum</text:span></text:span> o<text:span text:style-name="Default_20_Paragraph_20_Font"><text:span text:style-name="T2">biicit: ejsicit<text:line-break/>en</text:span></text:span>im, <text:span text:style-name="Default_20_Paragraph_20_Font"><text:span text:style-name="T2">ut h</text:span></text:span>o<text:span text:style-name="Default_20_Paragraph_20_Font"><text:span text:style-name="T2">mo semper se aegrotum opinetur, neque de c</text:span></text:span>o<text:span text:style-name="Default_20_Paragraph_20_Font"><text:span text:style-name="T2">r-<text:line-break/>p</text:span></text:span>o<text:span text:style-name="Default_20_Paragraph_20_Font"><text:span text:style-name="T2">rt</text:span></text:span>a <text:span text:style-name="Default_20_Paragraph_20_Font"><text:span text:style-name="T2">habitu queri unqua</text:span></text:span>m <text:span text:style-name="Default_20_Paragraph_20_Font"><text:span text:style-name="T2">desinat. </text:span></text:span>Adhuc inferius evi-<text:line-break/>dentius gymnasticae finem non vires adversarios prester-<text:line-break/>nentes , sest usum ad naturales actiones esse confirmavit<text:line-break/>ita dicens: fusus <text:span text:style-name="Default_20_Paragraph_20_Font"><text:span text:style-name="T2">quid</text:span></text:span>e<text:span text:style-name="Default_20_Paragraph_20_Font"><text:span text:style-name="T2">m exercitati</text:span></text:span>o<text:span text:style-name="Default_20_Paragraph_20_Font"><text:span text:style-name="T2">ne</text:span></text:span>s <text:span text:style-name="Default_20_Paragraph_20_Font"><text:span text:style-name="T2">ac lab</text:span></text:span>o<text:span text:style-name="Default_20_Paragraph_20_Font"><text:span text:style-name="T2">re</text:span></text:span>s <text:span text:style-name="Default_20_Paragraph_20_Font"><text:span text:style-name="T2">ad<text:line-break/>irascibile</text:span></text:span>m <text:span text:style-name="Default_20_Paragraph_20_Font"><text:span text:style-name="T2">naturae partem respicien</text:span></text:span>s <text:span text:style-name="Default_20_Paragraph_20_Font"><text:span text:style-name="T2">illamque</text:span></text:span> e<text:span text:style-name="Default_20_Paragraph_20_Font"><text:span text:style-name="T2">xcitan</text:span></text:span>s<text:line-break/><text:span text:style-name="Default_20_Paragraph_20_Font"><text:span text:style-name="T2">subibit potiu</text:span></text:span>s <text:span text:style-name="Default_20_Paragraph_20_Font"><text:span text:style-name="T2">quam virium rat</text:span></text:span>io<text:span text:style-name="Default_20_Paragraph_20_Font"><text:span text:style-name="T2">nem haben</text:span></text:span>s, <text:span text:style-name="Default_20_Paragraph_20_Font"><text:span text:style-name="T2">nec quem-<text:line-break/>adm</text:span></text:span>o<text:span text:style-name="Default_20_Paragraph_20_Font"><text:span text:style-name="T2">dum alii athletae r</text:span></text:span>o<text:span text:style-name="Default_20_Paragraph_20_Font"><text:span text:style-name="T2">b</text:span></text:span>o<text:span text:style-name="Default_20_Paragraph_20_Font"><text:span text:style-name="T2">ri</text:span></text:span>s <text:span text:style-name="Default_20_Paragraph_20_Font"><text:span text:style-name="T2">causa cib</text:span></text:span>os <text:span text:style-name="Default_20_Paragraph_20_Font"><text:span text:style-name="T2">potnjque<text:line-break/>adhibebit. </text:span></text:span>Undique igitur Platonis sententia perspicua<text:line-break/>est , Hippocratis mentem de huiusmodi arte gymnastica<text:line-break/>exquisite observantis, cuius finis est athletarum bonus<text:line-break/>habitus; ipsam enim tanquam ad omnia civilia negotia<text:line-break/>inutilem vituperat: quod brevi oratione ille complexus<text:line-break/>ita pronunciavit. <text:span text:style-name="Default_20_Paragraph_20_Font"><text:span text:style-name="T2">Aspecti</text:span></text:span>o<text:span text:style-name="Default_20_Paragraph_20_Font"><text:span text:style-name="T2">ne athletica n</text:span></text:span>o<text:span text:style-name="Default_20_Paragraph_20_Font"><text:span text:style-name="T2">n naturali sa-<text:line-break/>labris habitu</text:span></text:span>s <text:span text:style-name="Default_20_Paragraph_20_Font"><text:span text:style-name="T2">melior est</text:span></text:span>. Quod ipsorum vero maxime ex-</text:p>
      <text:p text:style-name="P3">cellens affectio, ad quam potissimum properant, ad fani-<text:line-break/>talem pe<text:span text:style-name="Default_20_Paragraph_20_Font"><text:span text:style-name="T2">r</text:span></text:span>iculosa est, quodque id Hippocrati Platonique<text:line-break/>ignotum non fuit, et alibi a nobis dictum esu</text:p>
      <text:h text:style-name="Heading_20_2" text:outline-level="2">Cap. XXXVll. </text:h>
      <text:p text:style-name="P9">Caeterum, quoniam <text:span text:style-name="Default_20_Paragraph_20_Font"><text:span text:style-name="T2">t</text:span></text:span>emet de hoc non<text:line-break/>vere bono habitu, deque vitiosa gymnastica sermonem<text:line-break/>institui, et haec de bis, quam paucissimis potero, per-<text:line-break/>stringam. Quum in quadam moderatione sanitas sita sit,<text:line-break/>hujusmodi gymnastica intemperiem excessumque moli-<text:line-break/>tur, multam et solidam carnem procreans, sanguinisque<text:line-break/>copiam quam tenacissimi adaugens. Neque enim vires<text:line-break/>tantum, sed etiam molem pondusque corpori adjicere co-<text:line-break/>natui, ut hac etiam ratione adversarius opprimi valeat.<text:line-break/>Neque igitur amplius reperire difficile est, artem hanc<text:line-break/>omnibus natu<text:span text:style-name="Default_20_Paragraph_20_Font"><text:span text:style-name="T2">r</text:span></text:span>alibus actionibus ideo esse inutilem, et<text:line-break/>alioqui periculis obnoxiam Quod enim lu omnibus veris<text:line-break/>artibus maximum studium est ad summum ejus, quod ap-<text:line-break/>petitur, pervenire, id in ista pessimum est, quum eum<text:line-break/>affectum, qui ex sententia Hippocratis praeter naturam</text:p>
      <text:p text:style-name="P3">est, tanquam naturalem adipisci contendat. Siquidem<text:line-break/>naturae bona, quo procedunt magis, crescunt atque au-<text:line-break/>geutur, eo meliora evadunt; non naturalia vero omnia<text:line-break/>tanto deteriora sunt, quanto majora. Unde istorum non-<text:line-break/>nulli repente obmutescunt; alii sensum motumque aruit-<text:line-break/>tunt ac penitus attoniti fiunt, mole ista praeter naturam<text:line-break/>ac multitudine insitum calorem extinguente, liberum-<text:line-break/>que spiritui transitum intercludente ; quicunque autem<text:line-break/>ex ipsis mitiora patiuntur, effracto va<text:span text:style-name="Default_20_Paragraph_20_Font"><text:span text:style-name="T2">t</text:span></text:span>e sanguinem<text:line-break/>vomunt aut expuunt. Huiusce igitur boni habitus opisi-<text:line-break/>ces, quorum haec mirabilia sunt volumina, quae a cor-<text:line-break/>ruptas aures habentibus in praesentia circumferuntur ,<text:line-break/>jam protius ab hoc notho libro ablegemus , siquidem tu<text:line-break/>quoque, carissime Thrasybule, cognostis, istos neque<text:line-break/>dignos esse putari, ut a me responsionem accipiant. Quid<text:line-break/>enim istis plus erit, qui heri aut nudiustertius praeter<text:line-break/>naturam crapulari atquo dormire dederunt,. ad tantumque<text:line-break/>audaciae pervenerunt, ut de rebus illis temere impuden-<text:line-break/>torque contendunt, de quibus neque illi facile pronun-</text:p>
      <text:p text:style-name="P3">orare audent,. qui jamditt earum cohaerentiam pugnam-<text:line-break/>temque naturam assequi .studuerunt? Quodnam isti proti<text:line-break/>fundum , eruditum graveque praeceptum audientes con-<text:line-break/>di icere potuerunt? Mirandum esset medius fluius, fi,<text:line-break/>quum neque illi omnes, qui a primis pueritiae tempori-<text:line-break/>bus in optimis disciplinis versati sunt, boni contempla-<text:line-break/>tionis hujusce judices esse valeant, illi, qui fele in certa-<text:line-break/>muribus ad vincendum exercuerunt, degeneres autem et<text:line-break/>ibi victoria caruerunt, ac repente gymnestae effecti sinat,<text:line-break/>foli mentis acumine praecellent. Atqui vigilia cogitatio-<text:line-break/>que non rudis magis quam somnus perspicax ingenium<text:line-break/>reddunt, idque ab omnibus fere hominibus, quoniam<text:line-break/>omnium verissimum est, adagium decantatur:</text:p>
      <text:p text:style-name="Normal"><text:span text:style-name="Default_20_Paragraph_20_Font"><text:span text:style-name="T2">Consus venter subt</text:span></text:span>i<text:span text:style-name="Default_20_Paragraph_20_Font"><text:span text:style-name="T2">lem mentem n</text:span></text:span>o<text:span text:style-name="Default_20_Paragraph_20_Font"><text:span text:style-name="T2">n parit.</text:span></text:span></text:p>
      <text:p text:style-name="Normal">Forsan igitur pultis adhuc folus sapientiam ipsis compa-<text:line-break/>ravit; nam lutum, lu quo crebrius volutati sunt, quis fa-<text:line-break/>pientiae conditorem esse arbitretur, et sues cernens in<text:line-break/>ipfo convolvi? At non in latrinis, luter quas quotidie</text:p>
      <text:p text:style-name="P3">vitam traduxerunt, per est ingenii folertiam procreari;<text:line-break/>atqui praeter haec nihil aliud ipsi prius agebant. Omnem<text:line-break/>enim ipforum vitam in hoc cicco versari conspeximus,<text:line-break/>aut edentium, aut bibentium, aut dormientium, aut<text:line-break/>ventrem exon e<text:span text:style-name="Default_20_Paragraph_20_Font"><text:span text:style-name="T2">v</text:span></text:span>antium, aut feste in pulvere lutoque vol-<text:line-break/>.ventrum</text:p>
      <text:h text:style-name="Heading_20_2" text:outline-level="2">Cap. XXXUlll. </text:h>
      <text:p text:style-name="P9">His itaque dimissis, (veras enim<text:line-break/>artes et non vitiosus contemplaturi in hunc sermonem<text:line-break/>incidimus,l legitimae gymnasticae auctores jam accersamus,<text:line-break/>Hippocratem, Dioalcnr, Praxagoram, Phllotimum, Erasi-<text:line-break/>stratum atque Herophilum, et quicunque alii totam<text:line-break/>artem ad corpus pertinentem didicerunt. Proxime vero<text:line-break/>Platonem dicentem audivisti, ejus nullum esse proprium<text:line-break/>nomen. Ne igitur totius artis corpus curantis unum<text:line-break/>nomen quaerito, neque enim iirvenies. Verum, si surte<text:line-break/>de 1pfa sermonem habere institueris, contentus sis, Platonem<text:line-break/>imitatus, ita disserere : <text:span text:style-name="Default_20_Paragraph_20_Font"><text:span text:style-name="T2">Una quum su corp</text:span></text:span>o<text:span text:style-name="Default_20_Paragraph_20_Font"><text:span text:style-name="T2">ris curatio, d</text:span></text:span>i<text:span text:style-name="Default_20_Paragraph_20_Font"><text:span text:style-name="T2">tas<text:line-break/>ejus pectes appell</text:span></text:span>o, <text:span text:style-name="Default_20_Paragraph_20_Font"><text:span text:style-name="T2">unam g</text:span></text:span>y<text:span text:style-name="Default_20_Paragraph_20_Font"><text:span text:style-name="T2">mnastscen, alteram curatricem,</text:span></text:span></text:p>
      <text:p text:style-name="P3"><text:span text:style-name="Default_20_Paragraph_20_Font"><text:span text:style-name="T2">sanoru</text:span></text:span>m <text:span text:style-name="Default_20_Paragraph_20_Font"><text:span text:style-name="T2">quidem g</text:span></text:span>ym<text:span text:style-name="Default_20_Paragraph_20_Font"><text:span text:style-name="T2">nnst</text:span></text:span>in<text:span text:style-name="Default_20_Paragraph_20_Font"><text:span text:style-name="T2">en, aegroru</text:span></text:span>m <text:span text:style-name="Default_20_Paragraph_20_Font"><text:span text:style-name="T2">der</text:span></text:span>o <text:span text:style-name="Default_20_Paragraph_20_Font"><text:span text:style-name="T2">curatricem.<text:line-break/></text:span></text:span>Sed illud magis consideratione dignum, - Platonem non<text:line-break/>salubrem artem cmatrici in partitione opposuisse, quem-<text:line-break/>admodum antedicti omnes viri fecerunt: quorum unius<text:line-break/>(fi placet) mennnero, quoniam ejus libri passim celebran-<text:line-break/>tm. Inquit igitur Erasistratus in primo .De tuenda fani-<text:line-break/>tate: <text:span text:style-name="Default_20_Paragraph_20_Font"><text:span text:style-name="T2">Neque enim medicu</text:span></text:span>s <text:span text:style-name="Default_20_Paragraph_20_Font"><text:span text:style-name="T2">inveniri potest, qui sese ad<text:line-break/>tractanda sulubria c</text:span></text:span>o<text:span text:style-name="Default_20_Paragraph_20_Font"><text:span text:style-name="T2">ntul</text:span></text:span>e<text:span text:style-name="Default_20_Paragraph_20_Font"><text:span text:style-name="T2">rit. </text:span></text:span>Deinde subjungit r <text:span text:style-name="Default_20_Paragraph_20_Font"><text:span text:style-name="T2">Crudi-<text:line-break/>tate</text:span></text:span>s <text:span text:style-name="Default_20_Paragraph_20_Font"><text:span text:style-name="T2">enim ab aliquo asseetu pr</text:span></text:span>o<text:span text:style-name="Default_20_Paragraph_20_Font"><text:span text:style-name="T2">veniente</text:span></text:span>s <text:span text:style-name="Default_20_Paragraph_20_Font"><text:span text:style-name="T2">et ipsarum<text:line-break/>curati</text:span></text:span>o<text:span text:style-name="Default_20_Paragraph_20_Font"><text:span text:style-name="T2">ne</text:span></text:span>s <text:span text:style-name="Default_20_Paragraph_20_Font"><text:span text:style-name="T2">ad medicativam, non ad salubrium tracta-<text:line-break/>ti</text:span></text:span>o<text:span text:style-name="Default_20_Paragraph_20_Font"><text:span text:style-name="T2">nem rediguntur. </text:span></text:span>Deinde iterum progrediens addit:<text:line-break/><text:span text:style-name="Default_20_Paragraph_20_Font"><text:span text:style-name="T2">si qu</text:span></text:span>o<text:span text:style-name="Default_20_Paragraph_20_Font"><text:span text:style-name="T2">d vero in c</text:span></text:span>o<text:span text:style-name="Default_20_Paragraph_20_Font"><text:span text:style-name="T2">rp</text:span></text:span>o<text:span text:style-name="Default_20_Paragraph_20_Font"><text:span text:style-name="T2">re vitium extiterit, pr</text:span></text:span>o<text:span text:style-name="Default_20_Paragraph_20_Font"><text:span text:style-name="T2">pter quod<text:line-break/>astumpta semper c</text:span></text:span>o<text:span text:style-name="Default_20_Paragraph_20_Font"><text:span text:style-name="T2">rrumpentur, atque ita in aeque mal</text:span></text:span>o<text:span text:style-name="Default_20_Paragraph_20_Font"><text:span text:style-name="T2">s<text:line-break/>succ</text:span></text:span>o<text:span text:style-name="Default_20_Paragraph_20_Font"><text:span text:style-name="T2">s, ac sunt pri</text:span></text:span>o<text:span text:style-name="Default_20_Paragraph_20_Font"><text:span text:style-name="T2">res, c</text:span></text:span>o<text:span text:style-name="Default_20_Paragraph_20_Font"><text:span text:style-name="T2">nvertuntur, huius</text:span></text:span>m<text:span text:style-name="Default_20_Paragraph_20_Font"><text:span text:style-name="T2">odi assecti</text:span></text:span>d-<text:line-break/><text:span text:style-name="Default_20_Paragraph_20_Font"><text:span text:style-name="T2">nem medici ese, n</text:span></text:span>o<text:span text:style-name="Default_20_Paragraph_20_Font"><text:span text:style-name="T2">n tuendae sunitati</text:span></text:span>s <text:span text:style-name="Default_20_Paragraph_20_Font"><text:span text:style-name="T2">magisiri, disiolvere.<text:line-break/></text:span></text:span>Item paulo posti <text:span text:style-name="Default_20_Paragraph_20_Font"><text:span text:style-name="T2">Praec</text:span></text:span>i<text:span text:style-name="Default_20_Paragraph_20_Font"><text:span text:style-name="T2">pere de his, aut has diseutere,<text:line-break/>medicos, n</text:span></text:span>o<text:span text:style-name="Default_20_Paragraph_20_Font"><text:span text:style-name="T2">n salubres, decet. </text:span></text:span>Videtur enim iste non artem<text:line-break/>quandam solum,- -perinde ut alii omnes, sed etiam ejus</text:p>
      <text:p text:style-name="P3">professorem salubrem appellare, quemadmodum, ut ceu-<text:line-break/>reo, et medicativa e professorem medicum vocat: ut artis<text:line-break/>corpus curantis, cujus nullum proprium apud Graecos<text:line-break/>nomen erat, in duas principes pa<text:span text:style-name="Default_20_Paragraph_20_Font"><text:span text:style-name="T2">r</text:span></text:span>tes distributae, sicut<text:line-break/>ipsas partes medicativam falubremque, ita et earum pro-<text:line-break/>fessores medicum falubremque appellemus. Eodem modo<text:line-break/>autem et plerique alii medici nominibus usi funt.</text:p>
      <text:h text:style-name="Heading_20_2" text:outline-level="2">Cap. XXXIX. </text:h>
      <text:p text:style-name="P9">Caeterum, ut videtur, Platonis tem-<text:line-break/>poribus nondum Graeci aut artem ap<text:span text:style-name="Default_20_Paragraph_20_Font"><text:span text:style-name="T2">t</text:span></text:span>am, aut ejus pro-<text:line-break/>fossorem salubrem appellare consueverant. Neque enim<text:line-break/>Hippocratis liber salubris salubris inscribitur, sied alter<text:line-break/>de ratione rictus, alter de aquis, abre et locis inscribi-<text:line-break/>tur. Forsitan autem, ut proxime retuli, neque simis opus<text:line-break/>esse ratione rictus Plato opinabatur, sied ipsis gymnasticam<text:line-break/>falam sufficere; neque enim instauraturam partem aut<text:line-break/><text:span text:style-name="Default_20_Paragraph_20_Font"><text:span text:style-name="T1">p</text:span></text:span><text:span text:style-name="Default_20_Paragraph_20_Font"><text:span text:style-name="T2">r</text:span></text:span>aeservativam ad gymnasticam fortasse pertinere existi-<text:line-break/>m aha t: medias enim ipsas (ut dixi) collocatas, utri volue-<text:line-break/>ris, adjicere potes. Quod si et ipsa medicativae ad j ungas,</text:p>
      <text:p text:style-name="P5">exigua erit salubris portio de acre, aqua, locis, exer-<text:line-break/>citationibus cibisque. tantum considerans; atqui neque de<text:line-break/>cibis omnibus, sed de illis tantum, qui ad secunda fruen-<text:line-break/>tes valetudlue pertinent. Quin etiam forlasse, quum<text:line-break/>aeris, regionum aquarumque notitiam melicus .praeco-<text:line-break/>cupasset, utp ole curativa parte ante constituta, nihil am-<text:line-break/>plius de ipsis non solum medicis, sed.. alium salubribus<text:line-break/>instituendis, praeter. ,artem exercitationum rationem tra-.<text:line-break/>dentem discendum superat.. . Quam ob rem neque absurdum<text:line-break/>fuit et a parte nomen habente totum appellari. Uerum<text:line-break/>haec de nomine pst, n<text:span text:style-name="Default_20_Paragraph_20_Font"><text:span text:style-name="T2">p</text:span></text:span>n de re . disputatio.</text:p>
      <text:h text:style-name="Heading_20_2" text:outline-level="2">Cap. XL.</text:h>
      <text:p text:style-name="P9"><text:s/>Ai si quispiam .(quod et. stupra. po<text:span text:style-name="Default_20_Paragraph_20_Font"><text:span text:style-name="T2">tui)<text:line-break/></text:span></text:span>id ip<text:span text:style-name="Default_20_Paragraph_20_Font"><text:span text:style-name="T2">t</text:span></text:span>um perspiciens, non de re., fed de vocabulo insti-,<text:line-break/>tutum esse fermonem, me et de hoc aliquid dicere prae-<text:line-break/>cipiat, melius eos facere dixero, qui duas tutius artis<text:line-break/>principes partes salubrem curativamque appellant; quau-<text:line-break/>doquidem in dividendi methodis didicimus ejusdem ge-</text:p>
      <text:p text:style-name="P3">neris res peri opposita membra partiris Exempli nam-<text:line-break/>que gratia de animalibus- dicens alia lesse aerea, alin<text:line-break/>aquatilia, fi addat, alia rationabilia, perabsurdum- evrsien-<text:line-break/>tar faceret: nam prior .partitio ignea terrestriaque tudjicf<text:line-break/>postulat; haec enim proportione aeriis aquatilibusque<text:line-break/>respondent; rursus autem fecunda in dividendo rationali-<text:line-break/>bus ir<text:span text:style-name="Default_20_Paragraph_20_Font"><text:span text:style-name="T2">r</text:span></text:span>ationalia opponi requirit, -ac eadem ratione mol-<text:line-break/>tali quidem immortale, fero mansuetum, pedestri voluere<text:line-break/>nalatileque opponitur: extremae namque absurditatis <text:span text:style-name="Default_20_Paragraph_20_Font"><text:span text:style-name="T2">ist<text:line-break/></text:span></text:span>animalium aliqua- immortalia esse dicere; aliqua pedestria;<text:line-break/>aliqua bipedi. Ad eundem fanenrodum in arte, quae<text:line-break/>cicca corpus occupatur, si quis eam partiens irrvenirespartes<text:line-break/>quaerat, et aegros curantem medicativam, et fanis consulem-^<text:line-break/>tem salubrem appellabit, Quin imo etiam melius, ht ec<text:line-break/>nos antea dicebamus, ars corporis curam habens emenui<text:line-break/>datrix quuoi sit, qua parte magna vitia corrigit, medica-<text:line-break/>tiva seu medicatrix nominabitur, qua vero exiguas noxas<text:line-break/>tollit, ideoque.prae exiguitate, num etiam ab initio cor-?</text:p>
      <text:p text:style-name="P3">rigat, sen<text:span text:style-name="Default_20_Paragraph_20_Font"><text:span text:style-name="T2">t</text:span></text:span>um subterfugiens, conservatrix dicetur. Quin<text:line-break/>etiam aptius a materiis has partes morbidam unam,<text:line-break/>salubrem alteram appellaveris. Quod si rursus velis sa-<text:line-break/>lnbrem sieu conservativam partiri, (utroque enim modo<text:line-break/>licere appellere dictum est,) a <text:span text:style-name="Default_20_Paragraph_20_Font"><text:span text:style-name="T2">t</text:span></text:span>ubjecta ipsimi materia in tria<text:line-break/>diduces, ut supra retulimus, in analepticen dictam et in salo-<text:line-break/>brem fecundum speciem, praeterea et in boni habitus ef-<text:line-break/>fectxicem; nam singulis dictis partibus propria materia<text:line-break/>subjicitur, uni secundum habitudinem valens corpus,<text:line-break/>alteri secundum habitum, tertiae bono habitu praeditum;<text:line-break/>accidit enim ipsa corpora eodem cum partibus artis no-:<text:line-break/>mine appellari. Quod si secundum auxiliorum materias<text:line-break/>artem hanc salutarem conservatricemque distribuas, lu<text:line-break/>quatuor partes secabitur; una siquidem in assumptis,<text:line-break/>altera in iis, quae fiunt, tertia in iis, quae evacuantur,<text:line-break/>quarta in forinsecus occursantibus versatur; per haec<text:line-break/>enim sanitas cusioditur. Pars igitur salubris artis in iis,.<text:line-break/>quae. assumuntur, versans ciborum potionumque ad sanitatis</text:p>
      <text:p text:style-name="P3">custodlam pertinentium scientia est ; quae vero lu iis , quae<text:line-break/>evacuantur, sudores, dejectioues, urinas, lu universum-^<text:line-break/>que omnis, quae corpus nostrum excernere debet, <text:span text:style-name="Default_20_Paragraph_20_Font"><text:span text:style-name="T2">t</text:span></text:span>onsi-<text:line-break/>derat ; quae exterius incidentium est , aerem , aquam, -<text:line-break/>salsuginem, mare, oleum, aliaque hujusmodi omnia spe-<text:line-break/>culatur. At quarta pera ariis , quae superest , in iis quae<text:line-break/>aguntur positu, exercitationibus appellatisque studiis<text:line-break/>continetur: expe<text:span text:style-name="Default_20_Paragraph_20_Font"><text:span text:style-name="T2">r</text:span></text:span>gefactio namque et vigilia, somnus,<text:line-break/>venus , ira , curae , lavatio ex hoc genere sunt. Atque<text:line-break/>singulorum enumeratorum salubrium quantitas, qualitas,<text:line-break/>occasio dignoscenda esu</text:p>
      <text:h text:style-name="Heading_20_2" text:outline-level="2">Cap. XLI. </text:h>
      <text:p text:style-name="P13">Quantula igitur salubris artis pars est<text:line-break/>de exercitationibus scientia? rectius enim puto gymna-<text:line-break/>stica ars appellabitur, quae omnium exercitationum fa-<text:line-break/>culullis cognitio est Nam quae ad palaestram solum<text:line-break/>pertinent, cognoscere perquam exiguum est, omnibusque<text:line-break/>mortalibus minime utile. Quandoquidem navigare, fode-</text:p>
      <text:p text:style-name="P3">re, molere; jaculari, cur<text:span text:style-name="Default_20_Paragraph_20_Font"><text:span text:style-name="T2">r</text:span></text:span>ere, saltare, equitare, venari,<text:line-break/>armis certare , ligna findere , bajulare , . et agrum colere,<text:line-break/>omnisque alia fecundum naturam facere; quam lucta<text:line-break/>exerceri, melius est. Unde tibi iam lutueri licet, non<text:line-break/>modo .salubris artis portiunculam esse gymnasticam, sest<text:line-break/>etiam . gymnasticae minimam esse particulam luctandi<text:line-break/>studium; huicque cognata athletarum professio ;et affectio-<text:line-break/>nis cuiusdam non naturalis effectiva, vitlosamque artem<text:line-break/>sibi propositam habens, optimum quidem boni habitus<text:line-break/>finem prae <text:span text:style-name="Default_20_Paragraph_20_Font"><text:span text:style-name="T2">t</text:span></text:span>e ferentem,. fed omnia alia potius quam<text:line-break/>bonum habitum producentem. At huius improbae artis<text:line-break/>isti mifere luctati repente scientissimi evaserunt, verae<text:line-break/>autem legitimaeque gymnasticae Hippocrates et nuper<text:line-break/>cum ipso enumeratus illustrium virorum coetus peritus<text:line-break/>esu.. Quemadmodum vero ad curativum partem pertinen-<text:line-break/>tia non rite omnia ab omnibus simul tradita sunt, per-<text:line-break/>inde et de exercitationibus non vera omnia praecepta<text:line-break/>tradidere. Verum in praesentia perperam de ipsis loquutos</text:p>
      <text:p text:style-name="P3">castigare propositum non est, fed gymnasticae nomen de-<text:line-break/>clarare, quod scilicet haec facultatum in exercitationibus<text:line-break/>positarum , quemadmodum A medicamentaria facultatum<text:line-break/>in medicamentis repertarum, ferentia quaedam est: ambae<text:line-break/>enim hae partes a materiis denominationem sortitae funt,<text:line-break/>sicut et aliae, quas paulo ante recensui.</text:p>
      <text:h text:style-name="Heading_20_2" text:outline-level="2">Cap. XL1I. </text:h>
      <text:p text:style-name="P13">Atque lune eos male sentire cousiat,<text:line-break/>qui in dividenda tota arte gymnasticam medicativae op-<text:line-break/>ponunt; illa namque a materia, haec a generali contutu-<text:line-break/>usque actione appellationem habet. Nam primae actiones<text:line-break/>singulares sunt, veratro aut scammonia exempli cau<text:span text:style-name="Default_20_Paragraph_20_Font"><text:span text:style-name="T2">t</text:span></text:span>a<text:line-break/>purgare, venam aperire, os excidere, inediam indicere,<text:line-break/>cibum exhibere ; post has aliae communiores ac jam uni-<text:line-break/>ceriales, medicari, manus opera uti, rationem victus in-<text:line-break/>stituere, omuibusque istis commune mederi, quemadmo-<text:line-break/>dum, ut puto, iterum actionibus caca sana corpora ac-<text:line-break/>commodatis omnibus communis est conservatio. Ac quis-<text:line-break/>quis -per divisionem mcdicativo conservativum opponit,</text:p>
      <text:p text:style-name="P3">cognatorum oppositionem fecit: utrumque enim ab actione<text:line-break/>nominatum est, quemadmodum rursum a subjecta materia<text:line-break/>morbosum atque salubre, ab auxiliorum autum materia<text:line-break/>medicamentarium ac gymnasticum, hoc est exercitato-<text:line-break/>num; illud enim morbosi et medicativi pars est, hoc<text:line-break/>salubris et conservativi.</text:p>
      <text:h text:style-name="Heading_20_2" text:outline-level="2">Cap. XL11I. </text:h>
      <text:p text:style-name="P13">Caeterum hoc loco diligenter mentis<text:line-break/>acies exercitanda est, ne gymnasticum palaestraeque prae-<text:line-break/>factum eundem nos efficere , totiusque gymnasticae partem<text:line-break/>quandam Iucsaturiam (ut ita dicam) constituere nos prae-<text:line-break/>tereat, quandoquidem et qui luctae et frictionum omnes<text:line-break/>singillatim actiones rite obire valeat, riste panifici, coquo,<text:line-break/>aedificatori proportione respondet, facere quidem panes,<text:line-break/>obsimia, aedes scientibus, minime tamen, quid in ipsis<text:line-break/>optimum sit, quid non optimum, intelligentibus, quamve<text:line-break/>facultatem ap<text:span text:style-name="Default_20_Paragraph_20_Font"><text:span text:style-name="T2">t</text:span></text:span>orum unumquodque ad sanitatem habeat,<text:line-break/>non dignoscentibus. Nempe ars, quae corpus humanum<text:line-break/>curat, ut crebro aule repetitum fuit, una est, aliae vero</text:p>
      <text:p text:style-name="P3">huic materias comparant ; neque enim alutarii cerdones,<text:line-break/>quibus calceatis, quibus sine calceis ambula<text:span text:style-name="Default_20_Paragraph_20_Font"><text:span text:style-name="T2">r</text:span></text:span>e melius sit,<text:line-break/>noverunt ; sed neque quibus calceis uti quidem melius<text:line-break/>est, quo tamen calceorum genere uti debeant, comper-<text:line-break/>tum habent. Id autem Hippoerati haud ignotum est : cui-<text:line-break/>dam enim arbylis lutum calcantibus calceari praecepit,<text:line-break/>non tamen ipse arbylas conficeret, quemadmodum neque<text:line-break/>imperator galeam, loricam, hastam, clypeum, gladium,<text:line-break/>aut ocreas conderet. Praeterea neque aedificator de .<text:line-break/>excelsa aut humili domo quicquam norit, aut de con-<text:line-break/>versa ad occidentem aut orientem, aut ad aquilonem<text:line-break/>vergente et frigida, aut ad austrum et calida, aut te-<text:line-break/>nebricosa, aut illustri, aut de humili ejus parte sive su-<text:line-break/>periere, aut de humida vel sicca, sed quanti utilitatem<text:line-break/>isse singula, quam ve noxam asserant, prorsus ignorat,<text:line-break/>perinde ut panisex etiam, cui<text:span text:style-name="Default_20_Paragraph_20_Font"><text:span text:style-name="T2">n</text:span></text:span>am purissimus panis, cui<text:line-break/>furfuraceus, cui multus aut paucus, quo ve tempore sit<text:line-break/>dandus , ignorat , ipsus vero panes egregie conficit.</text:p>
      <text:p text:style-name="P3">Eadem <text:span text:style-name="Default_20_Paragraph_20_Font"><text:span text:style-name="T2">r</text:span></text:span>atione et coquus lentem, hordeum, alicam, belem,<text:line-break/>aut aliorum aliquid, nullius ipsorum vires cognoscens, esui.<text:line-break/>tamen apta <text:span text:style-name="Default_20_Paragraph_20_Font"><text:span text:style-name="T2">r</text:span></text:span>eddere peritus est. Id genus artes materias<text:line-break/>omnes arti corpo<text:span text:style-name="Default_20_Paragraph_20_Font"><text:span text:style-name="T2">r</text:span></text:span>is curatrici fubministiant, quemadmo-.<text:line-break/>dum his ipsis aliae , panifici quidem frumentum agricola,<text:line-break/>furnum fmnifex, arborum succisor ligna; faber ligna-<text:line-break/>rius abacum , fabro lignario autem ipsi rursum alius asciam,<text:line-break/>amussim alius, item alius lig<text:span text:style-name="Default_20_Paragraph_20_Font"><text:span text:style-name="T2">n</text:span></text:span>a; at alutario cerdoni<text:line-break/>itidem cultrum fabrilis ars, coria pellium concinnatrix,<text:line-break/>pedis effigiem lignaria, aedium quoque structori sculptores<text:line-break/>lapicidae, late<text:span text:style-name="Default_20_Paragraph_20_Font"><text:span text:style-name="T2">r</text:span></text:span>um figuli et fabri lignarii, illi quidem<text:line-break/>lapides, isti lateres, hi vero ligna idonea praeparanti<text:line-break/>omnes igitur id genus artes mutua ope indigent, .et per-<text:line-break/>Tectioribus materias ipfas, ex quibus finem assequuntur,<text:line-break/>suppeditent, et instrumenta optima, per quae illas ador-<text:line-break/>nant, efficiunt.</text:p>
      <text:h text:style-name="Heading_20_2" text:outline-level="2">Cap. XL1U. </text:h>
      <text:p text:style-name="P13"><text:span text:style-name="T7">O</text:span>mnibus his autem, ceu quaedam ar-<text:line-break/>chiteclonica ars, corporis curativa praesidet, siquidem</text:p>
      <text:p text:style-name="P3">aedificatoriae, ut tales quasdam aedes extruat, praecipit;<text:line-break/>cerdonicae, calceum; panifici, panem; culinariae, obfo-<text:line-break/>triuni; aliisque singulis, ut quaeque apta est, quid actura<text:line-break/>sit, imperati Sed hujusce artis co<text:span text:style-name="Default_20_Paragraph_20_Font"><text:span text:style-name="T2">r</text:span></text:span>pus curantis salubris<text:line-break/>appellata pars est, cujus quadripartito divisae partis unius<text:line-break/>gymnastica pars esu Ea igitur tot artium veluti quaedam<text:line-break/>princeps habetur, equestri sane, quando equitareo portem,<text:line-break/>venatoriae similiter, et universim cuilibet alii animalia<text:line-break/>captanti , quum ipsarum usus postulat, modum, occafio-<text:line-break/>nem qualitatemque demonstrans; haud absimili ratione<text:line-break/>et fodientibus, et metentibus, et ligna caedentibus, et<text:line-break/>navigantibus , et saltantibus , et quodcunque aliud agenti-<text:line-break/>bus praesidens ipsa dominatur atque imperat.</text:p>
      <text:h text:style-name="Heading_20_2" text:outline-level="2">Cap. XLV.</text:h>
      <text:p text:style-name="P13"><text:s/>Una quaedam inter id genus artes et<text:line-break/>illa est, quae in luctationibus versatur: appellemus autem<text:line-break/>eam, si lubet, paedotiibicam. Haec enim eorum nihil<text:line-break/>intelligens, quae ad utilitatem noxamque corporis faciunt,<text:line-break/>decentes, varias, sternendi vim habentes, facilesque ac<text:line-break/>minimo labore apprehensiones simul ac motiones. haud</text:p>
      <text:p text:style-name="P3">minus quam saltatoria, comperit. Verum haec corporis<text:line-break/>curation<text:span text:style-name="Default_20_Paragraph_20_Font"><text:span text:style-name="T2">e</text:span></text:span>m non usurpat: at ista paedotribica, nescio.<text:line-break/>quomodo, prae nimia senius hebetudine, veluti servus<text:line-break/>attonitus, in optimum herum, gymnasticam scilicet in-<text:line-break/>furgit, quemadmodum si quis gravis a<text:span text:style-name="Default_20_Paragraph_20_Font"><text:span text:style-name="T2">r</text:span></text:span>maturae miles,<text:line-break/>aut eques, aut sagittarius, aut funditor, aut jaculatur<text:line-break/>imperatori aciem Umenti, armanti et in proelium edu-<text:line-break/>centi rmsumque receptui canenti pertinax adversatur <text:span text:style-name="Default_20_Paragraph_20_Font"><text:span text:style-name="T2">v<text:line-break/></text:span></text:span>insaniret enim et iste, si imperatorem ad privatas actiones<text:line-break/>provocans atque lacessens, in usque praestantior isven-<text:line-break/>tus , aut communicari sibi imperium dignum putaret,<text:line-break/>aut <text:span text:style-name="Default_20_Paragraph_20_Font"><text:span text:style-name="T2">t</text:span></text:span>uam ipsius artem imperatoriae partem existimaret:<text:line-break/>nihilo secius, arbitror, et paedotriba insaniat, aut gym-<text:line-break/>nasticam ferre <text:span text:style-name="Default_20_Paragraph_20_Font"><text:span text:style-name="T2">t</text:span></text:span>e, aut eius partem possidere sibi si persua-<text:line-break/>sierit, quum minister tantum sit : ut enim miles artis im-<text:line-break/>pe<text:span text:style-name="Default_20_Paragraph_20_Font"><text:span text:style-name="T2">r</text:span></text:span>atoriae, sic paedotriba gymnasticae minister est; ipfa<text:line-break/>namque quatenus exercet, exercitatoriae , quatenus vero<text:line-break/>luclandi artem exercet, alterius cujusdam professionis<text:line-break/>ministe<text:span text:style-name="Default_20_Paragraph_20_Font"><text:span text:style-name="T2">r</text:span></text:span> est , quam ego prostraturiam appello. Non siclum</text:p>
      <text:p text:style-name="P3">autem eos ita appellant, qui athletas exercent, fed etiam<text:line-break/>gymnastas; nihilominus fecundum rei veritatem aliud est<text:line-break/>ars paedotribica, quemadmodum sagittatoris; prostratoria<text:line-break/>vero, qualis est imperatoria; at gymnastica, qualis est me-<text:line-break/>dicina, duabusque artibus praepositis hae singulae d esis r-<text:line-break/>viunt. Ita enim et almaria , ut militi alicui optimum<text:line-break/>calceum paret, ab a<text:span text:style-name="Default_20_Paragraph_20_Font"><text:span text:style-name="T2">r</text:span></text:span>te imperatoria docetur, ut ad fani-<text:line-break/>tatem vero idoneum struat, ab arte corporis gubernatrice<text:line-break/>admonetur. Neo non et culinaria salutare obsonium<text:line-break/>medico saluhrique concinnat, quod vero ad voluptatem,<text:line-break/>non amplius id arti cuipiam, sed adulationi potius cui-<text:line-break/>dam finem sibi non sanitatem, sed voluptatem proponenti.<text:line-break/>Igitur et luctatoris id, quod ad sanitatem optimum est,<text:line-break/>salubribus et gymnastis vocatis praeparat; quod autem ad<text:line-break/>affectionem athleticam pertinet, illi viti<text:span text:style-name="Default_20_Paragraph_20_Font"><text:span text:style-name="T2">at</text:span></text:span>ae arti saepius<text:line-break/>a me repetitae, fe ip<text:span text:style-name="Default_20_Paragraph_20_Font"><text:span text:style-name="T2">t</text:span></text:span>am quidem gymnasticam appellanti,<text:line-break/>rectius autum prostratoriae nuncupatae. Lacoues utique<text:line-break/>et ipsam cabbalicen nominant, cumque magis cabbali-</text:p>
      <text:p text:style-name="P3">cum, non qui robustior, sed qui magis in hac arte ver-<text:line-break/>fatus suerit, nominant.</text:p>
      <text:h text:style-name="Heading_20_2" text:outline-level="2">Cap. XLUI. </text:h>
      <text:p text:style-name="P13">Verum enim vero omnis bene instituta<text:line-break/>respublica hoc genus mnis odit ac detestatur; quae omne.<text:line-break/>vitae robur vimque prosternat, haud in bonam affectio-:<text:line-break/>nem corpora traducens. Ego utique plerumque multis<text:line-break/>athletis , qui praestantissimi esse videbantur, quique multas<text:line-break/>in certaminibus coronas meriti sunt, me ipsum .valentio-<text:line-break/>rem esse expertus sum;. quandoquidem in omnibus itine-<text:line-break/>ribus faciendis, in militaribus actionibus, magis praeter-<text:line-break/>ea in civilibus atque rusticis negotiis inutiles prorsus.<text:line-break/>reperiebantur. Si quando vero et amico aegrotanti assi-<text:line-break/>flere usu veniret, in consulendo, simul speculando, au—<text:line-break/>xiliando omnium erant ignarissimi, atque hac ratione a<text:line-break/>fuibus quidem minime ingenio differunt. Nihilominus<text:line-break/>tamen inter hos infelicissimi nullaque unquam victoria<text:line-break/>insignes repente feipfos gymnastas nominant: deinde, ut<text:line-break/>arbitror, inconcinna barbaraque voce non nunus quam<text:line-break/>sues vociserantur. Nonnulli autem ipsorum et de fri-</text:p>
      <text:p text:style-name="P3">ctione, aut de bono habitu, aut de sanitate, aut de exor-<text:line-break/>citationibus volumina scribere aggrediuntur; deinde de<text:line-break/>illis agere contradicereque audent, quae .nullo unquam<text:line-break/>tempore didicerunt, ut quidam proxime in Hippoc<text:span text:style-name="Default_20_Paragraph_20_Font"><text:span text:style-name="T2">r</text:span></text:span>atem<text:line-break/>invectus, tanquam non recte de frictione tractantum.<text:line-break/>Verum nonnulli qui adorant medici et philosophi ad me<text:line-break/>venientes, ut totam ipsis lmjusce rei rationem explica-<text:line-break/>rem, a me petiverunt: quod quum sedissem, omnium<text:line-break/>primus Hippocrates hunc locum optime tractasse vi<text:span text:style-name="Default_20_Paragraph_20_Font"><text:span text:style-name="T2">t</text:span></text:span>us<text:line-break/>esu Tunc gymnasia ille sponte nullo docente eruditus in<text:line-break/>medium repente prodiens, puemmque exuens, nos eum<text:line-break/>jussit fricare atque exe<text:span text:style-name="Default_20_Paragraph_20_Font"><text:span text:style-name="T2">r</text:span></text:span>cere, aut de frictione exercitatio-<text:line-break/>nibusque tacere; deinde clamans dixit: Quando enim<text:line-break/>unquam Hippocrates in caveam ludorum, quando in pa-<text:line-break/>laestram descendit, qui neque forfim rite oleum infundere<text:line-break/>sciebat? Ad hunc sitne modum iste vociferabatur, et alio-<text:line-break/>qui neque tacens audire, nec quae dicebantur intelligere<text:line-break/>poterat. At nos praesentibus per otium disserebamus,<text:line-break/>improbum illum hominem perinde facere, ut coquus ac<text:line-break/>panifex de ptisana ac pane disputare audentes, deinde</text:p>
      <text:p text:style-name="P3">clamitantes: Quando Hippocrates in culina aut pistrino<text:line-break/>versatus est? Paret igitur misti placentam, aut panem,<text:line-break/>aut sp<text:span text:style-name="Default_20_Paragraph_20_Font"><text:span text:style-name="T2">i</text:span></text:span>culum, aut c<text:span text:style-name="Default_20_Paragraph_20_Font"><text:span text:style-name="T2">o</text:span></text:span>ncham condiat, atque ita deinde de<text:line-break/>ipsis serm<text:span text:style-name="Default_20_Paragraph_20_Font"><text:span text:style-name="T2">o</text:span></text:span>nem faciat.</text:p>
      <text:h text:style-name="Heading_20_2" text:outline-level="2">Cap. XLV1I. </text:h>
      <text:p text:style-name="P13">lgitur f<text:span text:style-name="Default_20_Paragraph_20_Font"><text:span text:style-name="T2">o</text:span></text:span>rtasse dixeris : Cur Hippocratem,<text:line-break/>omnemque .ab ipf<text:span text:style-name="Default_20_Paragraph_20_Font"><text:span text:style-name="T2">o</text:span></text:span> manantem ch<text:span text:style-name="Default_20_Paragraph_20_Font"><text:span text:style-name="T2">o</text:span></text:span>rum medic<text:span text:style-name="Default_20_Paragraph_20_Font"><text:span text:style-name="T2">o</text:span></text:span>s nomluamus,<text:line-break/>siquidem n<text:span text:style-name="Default_20_Paragraph_20_Font"><text:span text:style-name="T2">o</text:span></text:span>n universae arti corp<text:span text:style-name="Default_20_Paragraph_20_Font"><text:span text:style-name="T2">o</text:span></text:span>ris gubernatrici, <text:span text:style-name="Default_20_Paragraph_20_Font"><text:span text:style-name="T2">t</text:span></text:span>est<text:line-break/>foli ejus parti, quae laborantibus opitulatur, id n<text:span text:style-name="Default_20_Paragraph_20_Font"><text:span text:style-name="T2">o</text:span></text:span>men<text:line-break/>indidimus? Videtur enim totam artem c<text:span text:style-name="Default_20_Paragraph_20_Font"><text:span text:style-name="T2">o</text:span></text:span>mplecti, .ut<text:line-break/>neque eam partem, quae de exercitationibus est,negligat.<text:line-break/>Hanc huiusce rei fuisse cau<text:span text:style-name="Default_20_Paragraph_20_Font"><text:span text:style-name="T2">t</text:span></text:span>am suspicor, quoniam, quum<text:line-break/>prima totius ariis pars curativa, qu<text:span text:style-name="Default_20_Paragraph_20_Font"><text:span text:style-name="T2">o</text:span></text:span>d et maxime neces-<text:line-break/>faria esset, c<text:span text:style-name="Default_20_Paragraph_20_Font"><text:span text:style-name="T2">o</text:span></text:span>nstituta sit, deinde post multum otium con-<text:line-break/>servativa salubrisque vocata ei adjecta fuerit, totam<text:line-break/>artem a parte denominari contigit, quemadm<text:span text:style-name="Default_20_Paragraph_20_Font"><text:span text:style-name="T2">o</text:span></text:span>dum et lu<text:line-break/>aliis plerisque solet Quandoquidem et ge<text:span text:style-name="Default_20_Paragraph_20_Font"><text:span text:style-name="T2">o</text:span></text:span>metras appel-<text:line-break/>Iamus non -circa planas solum figuras, verum etiam circa<text:line-break/>solida versantes; nullusque his temporibus invenitur, qui,<text:line-break/>ut geometra, sic et stereometra nomluetm, <text:span text:style-name="Default_20_Paragraph_20_Font"><text:span text:style-name="T2">t</text:span></text:span>ed nomen</text:p>
      <text:p text:style-name="P3">defecit,- ut etiam salubrium, non corporum, non ossio-<text:line-break/>rum dico salubrium , sed virorum ista scientium , ab Era-<text:line-break/>sistrat<text:span text:style-name="Default_20_Paragraph_20_Font"><text:span text:style-name="T2">a</text:span></text:span> medicis ex adver<text:span text:style-name="Default_20_Paragraph_20_Font"><text:span text:style-name="T2">t</text:span></text:span>o distiuctomrn. Pariter et<text:line-break/>trierarchus veteres triremium princspes nuncupant, nunc<text:line-break/>vero iam omnes utcunque navalis exercitus duces , etsi<text:line-break/>triremes non fint naves illae, eo nomine appellant.<text:line-break/>.Hujusce rei quoddam simile cicca medicinam atque me-<text:line-break/>dicos evenit; a prima enim constituta parte ut et ipsa<text:line-break/>tota corporis gubernatrix ars medicina, ipsi: artis pro-<text:line-break/>fessorq medicus nominaretur, tempore procedente esse.-<text:line-break/>ctum est. Quamobrem neque abs re nunc quispiam inter-<text:line-break/>rogatus, cujnsnam artis pars facultas, quae tuendae scui-<text:line-break/>tatis notitiam tradit,. medicinae respondere poterit; lautus<text:line-break/>namque fuso et amplificato vocabulo, neque dum partem,<text:line-break/>fed integram humani corporis artem significante, Hippo-.<text:line-break/>crates et omnes, qui hac tempestate florent, jure medici<text:line-break/>nomen invenerunt , artisque ipsius duas mammas paries<text:line-break/>agnoscunt, curatricem scilicet atque . salubrem. Rursusque<text:line-break/>falubris ipsius partem esse gymnasticam sciunt, qusmad-</text:p>
      <text:p text:style-name="P3">modum a rrobrs supra drssertum esu Itaque sicut Hippo-<text:line-break/>crates, Diocles, Praxagoras, Philotimus atque Herophi-<text:line-break/>lus totum corporis praesidem artem , ut ipsorum testantur<text:line-break/>volumina, callebant, ile sane e diverso Theon atque<text:line-break/>Trypho vitiosam illam athletarum artem tractantes, quem-<text:line-break/>admodum item et ipforum libri dederant, praeparatio-<text:line-break/>nem quoddam exercitium nominantes,. rursum aliud par-<text:line-break/>tisionem, aliud vero perfectum, item aliud apotherapiam,<text:line-break/>quaerentcsque, num secundum talem circuitum fatigare<text:line-break/>atque exercere athletam oporteat, aut. fecundum alium<text:line-break/>modum; profecto et eorum me capit admiratio, qui hoc<text:line-break/>tempore atilletas exercent, quando eos, salubrem facultatem<text:line-break/>suae ipforum artis partem esse, dicere audio. Quando enim<text:line-break/>haec neque verae gymuasticae pars, sed contra salubris<text:line-break/>facultatis illa pars fit, quid opus est de vitiosa istorum<text:line-break/>arte dubitare? Quae quum neque artis corpus curantis<text:line-break/>ullo modo pars esse possit, cuidam praeterea exercitationi<text:line-break/>praesidet, quae non solum a Platone atque Hippocrate,<text:line-break/>verum etiam ab aliis omnibus medicis atque philosophis<text:line-break/>-contemnitu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5</dc:title>
    <dc:subject/>
    <meta:initial-creator>Galien</meta:initial-creator>
    <meta:creation-date>2023-01-09T14:01:00Z</meta:creation-date>
    <dc:date>2023-01-09T15:12:47.222000000</dc:date>
    <meta:editing-cycles>3</meta:editing-cycles>
    <meta:editing-duration>PT58S</meta:editing-duration>
    <meta:document-statistic meta:table-count="0" meta:image-count="0" meta:object-count="0" meta:page-count="93" meta:paragraph-count="189" meta:word-count="13100" meta:character-count="91860" meta:non-whitespace-character-count="78901"/>
    <meta:template xlink:type="simple" xlink:actuate="onRequest" xlink:title="" xlink:href="Normal.dotm"/>
  </office:meta>
</office:document-meta>
</file>